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mazonEmberBold" svg:font-family="AmazonEmberBold"/>
    <style:font-face style:name="AmazonEmberLight" svg:font-family="AmazonEmberLight, 'Helvetica Neue Light', 'Helvetica Neue', Helvetica, Arial, sans-serif"/>
    <style:font-face style:name="Calibru" svg:font-family="Calibru"/>
    <style:font-face style:name="Monaco" svg:font-family="Monaco, Menlo, Consolas, 'courier new', monospace"/>
    <style:font-face style:name="Montserrat" svg:font-family="Montserrat, Arial, Helvetica, sans-serif"/>
    <style:font-face style:name="Open Sans" svg:font-family="'Open Sans', sans-serif"/>
    <style:font-face style:name="arial" svg:font-family="arial, sans-serif"/>
    <style:font-face style:name="dejavu sans mono" svg:font-family="'dejavu sans mono', monospace"/>
    <style:font-face style:name="inherit" svg:font-family="inherit"/>
    <style:font-face style:name="Calibri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style:font-name="Calibri1" style:font-name-complex="Calibri1"/>
    </style:style>
    <style:style style:name="P2" style:family="paragraph" style:parent-style-name="Standard">
      <style:paragraph-properties fo:text-align="justify" style:justify-single-word="false"/>
      <style:text-properties style:font-name="Calibri1" style:font-name-complex="Calibri1"/>
    </style:style>
    <style:style style:name="P3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TOC_20_2">
      <style:paragraph-properties>
        <style:tab-stops>
          <style:tab-stop style:position="6.5264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Calibri1" style:font-name-complex="Calibri1"/>
    </style:style>
    <style:style style:name="P6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1" style:font-name-complex="Calibri1"/>
    </style:style>
    <style:style style:name="P7" style:family="paragraph" style:parent-style-name="Text_20_body">
      <style:paragraph-properties fo:text-align="start" style:justify-single-word="false"/>
      <style:text-properties style:font-name="Calibri1" officeooo:paragraph-rsid="001653d4" style:font-name-complex="Calibri1"/>
    </style:style>
    <style:style style:name="P8" style:family="paragraph" style:parent-style-name="Text_20_body">
      <style:paragraph-properties fo:text-align="start" style:justify-single-word="false"/>
      <style:text-properties style:font-name="Calibri1" officeooo:rsid="001d3d9d" officeooo:paragraph-rsid="001d3d9d" style:font-name-complex="Calibri1"/>
    </style:style>
    <style:style style:name="P9" style:family="paragraph" style:parent-style-name="Text_20_body">
      <style:text-properties style:font-name="Calibri1" officeooo:rsid="001d3d9d" officeooo:paragraph-rsid="002fbe36" style:font-name-complex="Calibri1"/>
    </style:style>
    <style:style style:name="P10" style:family="paragraph" style:parent-style-name="Text_20_body">
      <style:text-properties style:font-name="Calibri1" officeooo:paragraph-rsid="002fbe36" style:font-name-complex="Calibri1"/>
    </style:style>
    <style:style style:name="P11" style:family="paragraph" style:parent-style-name="Text_20_body">
      <style:text-properties style:font-name="Calibri1" fo:font-weight="bold" style:font-weight-asian="bold" style:font-name-complex="Calibri1" style:font-weight-complex="bold"/>
    </style:style>
    <style:style style:name="P12" style:family="paragraph" style:parent-style-name="Text_20_body">
      <style:text-properties officeooo:rsid="0011bca3" officeooo:paragraph-rsid="0011bca3"/>
    </style:style>
    <style:style style:name="P13" style:family="paragraph" style:parent-style-name="Text_20_body">
      <style:paragraph-properties fo:text-align="start" style:justify-single-word="false"/>
      <style:text-properties style:font-name="Calibri" officeooo:rsid="00157d34" officeooo:paragraph-rsid="00157d34" style:font-name-complex="Calibri1"/>
    </style:style>
    <style:style style:name="P14" style:family="paragraph" style:parent-style-name="Text_20_body">
      <style:text-properties style:font-name="Liberation Mono" fo:font-size="10pt" officeooo:rsid="0025156f" officeooo:paragraph-rsid="0025156f" style:font-size-asian="8.75pt" style:font-name-complex="Calibri1" style:font-size-complex="10pt"/>
    </style:style>
    <style:style style:name="P15" style:family="paragraph" style:parent-style-name="Text_20_body">
      <style:text-properties style:font-name="Liberation Mono" fo:font-size="10pt" officeooo:rsid="001c8869" style:font-size-asian="8.75pt" style:font-name-complex="Calibri1" style:font-size-complex="10pt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style:font-name="Calibri1" style:font-name-complex="Calibri1" style:font-size-complex="10.5pt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style:font-name="Calibri1" officeooo:paragraph-rsid="000dcc0f" style:font-name-complex="Calibri1" style:font-size-complex="10.5pt"/>
    </style:style>
    <style:style style:name="P1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1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2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000000" officeooo:rsid="002478d8" officeooo:paragraph-rsid="002478d8" loext:padding="0in" loext:border="none"/>
    </style:style>
    <style:style style:name="P2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22" style:family="paragraph" style:parent-style-name="Table_20_Contents">
      <style:paragraph-properties fo:text-align="justify" style:justify-single-word="false"/>
      <style:text-properties style:font-name="Calibri1" style:font-name-complex="Calibri1"/>
    </style:style>
    <style:style style:name="P23" style:family="paragraph" style:parent-style-name="Table_20_Contents">
      <style:paragraph-properties fo:text-align="justify" style:justify-single-word="false"/>
      <style:text-properties style:font-name="Calibri1" officeooo:rsid="000f7b61" officeooo:paragraph-rsid="000f7b61" style:font-name-complex="Calibri1"/>
    </style:style>
    <style:style style:name="P24" style:family="paragraph" style:parent-style-name="Table_20_Contents">
      <style:paragraph-properties fo:text-align="start" style:justify-single-word="false"/>
      <style:text-properties style:font-name="Calibri1" officeooo:rsid="000f7b61" officeooo:paragraph-rsid="000f7b61" style:font-name-complex="Calibri1"/>
    </style:style>
    <style:style style:name="P25" style:family="paragraph" style:parent-style-name="Table_20_Contents">
      <style:paragraph-properties fo:text-align="justify" style:justify-single-word="false"/>
      <style:text-properties style:font-name="Calibri1" officeooo:rsid="00102b14" officeooo:paragraph-rsid="00102b14" style:font-name-complex="Calibri1"/>
    </style:style>
    <style:style style:name="P26" style:family="paragraph" style:parent-style-name="Table_20_Contents">
      <style:paragraph-properties fo:text-align="start" style:justify-single-word="false"/>
      <style:text-properties style:font-name="Calibri1" officeooo:rsid="00102b14" officeooo:paragraph-rsid="00102b14" style:font-name-complex="Calibri1"/>
    </style:style>
    <style:style style:name="P27" style:family="paragraph" style:parent-style-name="Table_20_Contents">
      <style:paragraph-properties fo:text-align="justify" style:justify-single-word="false"/>
      <style:text-properties style:font-name="Calibri1" officeooo:rsid="00102deb" officeooo:paragraph-rsid="00102deb" style:font-name-complex="Calibri1"/>
    </style:style>
    <style:style style:name="P28" style:family="paragraph" style:parent-style-name="Table_20_Contents">
      <style:paragraph-properties fo:text-align="start" style:justify-single-word="false"/>
      <style:text-properties style:font-name="Calibri1" officeooo:rsid="00102deb" officeooo:paragraph-rsid="00102deb" style:font-name-complex="Calibri1"/>
    </style:style>
    <style:style style:name="P29" style:family="paragraph" style:parent-style-name="Table_20_Contents">
      <style:paragraph-properties fo:text-align="justify" style:justify-single-word="false"/>
      <style:text-properties style:font-name="Calibri1" officeooo:rsid="00112975" officeooo:paragraph-rsid="00112975" style:font-name-complex="Calibri1"/>
    </style:style>
    <style:style style:name="P30" style:family="paragraph" style:parent-style-name="Table_20_Contents">
      <style:paragraph-properties fo:text-align="justify" style:justify-single-word="false"/>
      <style:text-properties style:font-name="Calibri1" officeooo:rsid="00116d08" officeooo:paragraph-rsid="00116d08" style:font-name-complex="Calibri1"/>
    </style:style>
    <style:style style:name="P31" style:family="paragraph" style:parent-style-name="Table_20_Contents">
      <style:paragraph-properties fo:text-align="justify" style:justify-single-word="false"/>
      <style:text-properties style:font-name="Calibri1" officeooo:rsid="002a99e6" officeooo:paragraph-rsid="002a99e6" style:font-name-complex="Calibri1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weight="bold" officeooo:rsid="000f7b61" officeooo:paragraph-rsid="000f7b61" style:font-weight-asian="bold" style:font-name-complex="Calibri1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style:font-name="Calibri1" fo:letter-spacing="normal" fo:font-style="normal" fo:font-weight="normal" style:font-name-complex="Calibri1" loext:padding="0in" loext:border="none"/>
    </style:style>
    <style:style style:name="P34" style:family="paragraph" style:parent-style-name="Table_20_Contents">
      <style:paragraph-properties fo:text-align="justify" style:justify-single-word="false"/>
      <style:text-properties fo:font-variant="normal" fo:text-transform="none" style:font-name="Calibri1" fo:letter-spacing="normal" fo:font-style="normal" fo:font-weight="normal" style:font-name-complex="Calibri1" loext:padding="0in" loext:border="none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paragraph-rsid="0025156f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weight="bold" officeooo:rsid="00157d34" officeooo:paragraph-rsid="00157d34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rsid="00157d34" officeooo:paragraph-rsid="00157d34"/>
    </style:style>
    <style:style style:name="P38" style:family="paragraph" style:parent-style-name="Table_20_Contents">
      <style:paragraph-properties fo:text-align="start" style:justify-single-word="false"/>
      <style:text-properties style:font-name="Calibri"/>
    </style:style>
    <style:style style:name="P39" style:family="paragraph" style:parent-style-name="Table_20_Contents">
      <style:paragraph-properties fo:text-align="justify" style:justify-single-word="false"/>
      <style:text-properties style:font-name="Calibri" officeooo:rsid="001653d4" officeooo:paragraph-rsid="001653d4"/>
    </style:style>
    <style:style style:name="P40" style:family="paragraph" style:parent-style-name="Table_20_Contents">
      <style:paragraph-properties fo:text-align="justify" style:justify-single-word="false"/>
      <style:text-properties style:font-name="Calibri" officeooo:rsid="0016adbc" officeooo:paragraph-rsid="0016adbc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rsid="001898e8" officeooo:paragraph-rsid="001898e8"/>
    </style:style>
    <style:style style:name="P42" style:family="paragraph" style:parent-style-name="Table_20_Contents">
      <style:paragraph-properties fo:text-align="justify" style:justify-single-word="false"/>
      <style:text-properties style:font-name="Calibri" officeooo:rsid="001aebdd" officeooo:paragraph-rsid="001aebdd"/>
    </style:style>
    <style:style style:name="P43" style:family="paragraph" style:parent-style-name="Table_20_Contents">
      <style:paragraph-properties fo:text-align="start" style:justify-single-word="false"/>
      <style:text-properties style:font-name="Calibri" officeooo:rsid="001d3d9d" officeooo:paragraph-rsid="001d3d9d"/>
    </style:style>
    <style:style style:name="P44" style:family="paragraph" style:parent-style-name="Table_20_Contents">
      <style:paragraph-properties fo:text-align="start" style:justify-single-word="false"/>
      <style:text-properties style:font-name="Calibri" officeooo:rsid="001e22b7" officeooo:paragraph-rsid="001e22b7"/>
    </style:style>
    <style:style style:name="P45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46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47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48" style:family="paragraph" style:parent-style-name="Normal">
      <style:paragraph-properties fo:break-before="page"/>
    </style:style>
    <style:style style:name="P49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1" style:font-name-complex="Calibri1"/>
    </style:style>
    <style:style style:name="P50" style:family="paragraph" style:parent-style-name="Heading_20_1">
      <style:text-properties officeooo:paragraph-rsid="0028dc3f"/>
    </style:style>
    <style:style style:name="P51" style:family="paragraph" style:parent-style-name="Heading_20_1">
      <style:text-properties officeooo:paragraph-rsid="002fbe36"/>
    </style:style>
    <style:style style:name="P52" style:family="paragraph" style:parent-style-name="Heading_20_1">
      <style:text-properties officeooo:paragraph-rsid="00280b9a"/>
    </style:style>
    <style:style style:name="P53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54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55" style:family="paragraph" style:parent-style-name="Heading_20_2">
      <style:text-properties officeooo:paragraph-rsid="002fbe36"/>
    </style:style>
    <style:style style:name="P56" style:family="paragraph" style:parent-style-name="Heading_20_2">
      <style:paragraph-properties fo:break-before="column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List_20_2" style:list-style-name="L5">
      <style:paragraph-properties fo:text-align="justify" style:justify-single-word="false"/>
      <style:text-properties fo:font-size="12pt" fo:language="pl" fo:country="PL" officeooo:paragraph-rsid="002fbe36" style:letter-kerning="true" style:font-name-asian="Batang" style:font-size-asian="12pt" style:language-asian="ko" style:country-asian="KR" style:font-name-complex="Calibri1" style:font-size-complex="10.5pt" style:language-complex="hi" style:country-complex="IN"/>
    </style:style>
    <style:style style:name="P59" style:family="paragraph" style:parent-style-name="List_20_Paragraph" style:list-style-name="L3">
      <style:paragraph-properties fo:text-align="justify" style:justify-single-word="false"/>
      <style:text-properties style:font-name="Calibri1" officeooo:rsid="003b0822" officeooo:paragraph-rsid="003b0822" style:font-name-complex="Calibri1"/>
    </style:style>
    <style:style style:name="P60" style:family="paragraph" style:parent-style-name="List_20_Paragraph" style:list-style-name="L7">
      <style:paragraph-properties fo:text-align="start" style:justify-single-word="false"/>
      <style:text-properties style:font-name="Calibri1" fo:font-size="13pt" fo:font-weight="bold" officeooo:rsid="003d4eae" officeooo:paragraph-rsid="003d4eae" style:font-size-asian="13pt" style:font-weight-asian="bold" style:font-name-complex="Calibri1" style:font-size-complex="13pt" style:font-weight-complex="bold"/>
    </style:style>
    <style:style style:name="P61" style:family="paragraph" style:parent-style-name="List_20_Paragraph" style:list-style-name="L3">
      <style:paragraph-properties fo:text-align="start" style:justify-single-word="false"/>
      <style:text-properties officeooo:paragraph-rsid="003134b9"/>
    </style:style>
    <style:style style:name="P62" style:family="paragraph" style:parent-style-name="List_20_Paragraph">
      <style:paragraph-properties fo:text-align="start" style:justify-single-word="false"/>
      <style:text-properties officeooo:paragraph-rsid="003134b9"/>
    </style:style>
    <style:style style:name="P63" style:family="paragraph" style:parent-style-name="List_20_Paragraph" style:list-style-name="L7">
      <style:paragraph-properties fo:text-align="start" style:justify-single-word="false"/>
      <style:text-properties officeooo:paragraph-rsid="0035c5f4"/>
    </style:style>
    <style:style style:name="P64" style:family="paragraph" style:parent-style-name="List_20_Paragraph" style:list-style-name="L7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65" style:family="paragraph" style:parent-style-name="List_20_Paragraph" style:list-style-name="L7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66" style:family="paragraph" style:parent-style-name="List_20_Paragraph" style:list-style-name="L7">
      <style:paragraph-properties fo:margin-left="0in" fo:margin-right="0in" fo:text-align="start" style:justify-single-word="false" fo:text-indent="0in" style:auto-text-indent="false"/>
      <style:text-properties officeooo:paragraph-rsid="003d4eae"/>
    </style:style>
    <style:style style:name="P6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33a79e" officeooo:paragraph-rsid="0035c5f4" style:font-weight-asian="normal" style:font-weight-complex="normal"/>
    </style:style>
    <style:style style:name="P6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134b9" officeooo:paragraph-rsid="0033a79e" style:font-size-asian="12pt" style:font-weight-asian="normal" style:font-size-complex="12pt" style:font-weight-complex="normal"/>
    </style:style>
    <style:style style:name="P6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3a79e" officeooo:paragraph-rsid="0035c5f4" style:font-size-asian="12pt" style:font-weight-asian="normal" style:font-size-complex="12pt" style:font-weight-complex="normal"/>
    </style:style>
    <style:style style:name="P70" style:family="paragraph" style:parent-style-name="List_20_Paragraph" style:list-style-name="L7">
      <style:paragraph-properties fo:margin-left="0in" fo:margin-right="0in" fo:text-align="start" style:justify-single-word="false" fo:text-indent="0in" style:auto-text-indent="false"/>
      <style:text-properties fo:font-size="12pt" officeooo:paragraph-rsid="0036cdc4" style:font-size-asian="12pt" style:font-size-complex="12pt"/>
    </style:style>
    <style:style style:name="P71" style:family="paragraph" style:parent-style-name="List_20_Paragraph" style:list-style-name="L3">
      <style:paragraph-properties fo:margin-left="0in" fo:margin-right="0in" fo:text-align="start" style:justify-single-word="false" fo:text-indent="0in" style:auto-text-indent="false"/>
      <style:text-properties fo:font-size="12pt" officeooo:paragraph-rsid="003b0822" style:font-size-asian="12pt" style:font-size-complex="12pt"/>
    </style:style>
    <style:style style:name="P72" style:family="paragraph" style:parent-style-name="Normal" style:list-style-name="L1">
      <style:paragraph-properties fo:text-align="justify" style:justify-single-word="false"/>
      <style:text-properties style:font-name="Calibri1" officeooo:paragraph-rsid="0004daca"/>
    </style:style>
    <style:style style:name="P73" style:family="paragraph" style:parent-style-name="Normal" style:list-style-name="L1">
      <style:paragraph-properties fo:text-align="justify" style:justify-single-word="false"/>
      <style:text-properties style:font-name="Calibri1" officeooo:rsid="0004daca" officeooo:paragraph-rsid="0004daca" style:font-name-complex="Calibri1"/>
    </style:style>
    <style:style style:name="P74" style:family="paragraph" style:parent-style-name="Standard" style:list-style-name="L2">
      <style:paragraph-properties fo:text-align="justify" style:justify-single-word="false"/>
      <style:text-properties style:font-name="Calibri1" officeooo:rsid="000425f5" officeooo:paragraph-rsid="000425f5" style:font-name-complex="Calibri1"/>
    </style:style>
    <style:style style:name="P75" style:family="paragraph" style:parent-style-name="Standard" style:list-style-name="L7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76" style:family="paragraph" style:parent-style-name="Standard" style:list-style-name="L7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77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1" officeooo:paragraph-rsid="002fbe36" style:font-name-complex="Calibri1"/>
    </style:style>
    <style:style style:name="P78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1" officeooo:rsid="00407ac4" officeooo:paragraph-rsid="00407ac4" style:font-name-complex="Calibri1"/>
    </style:style>
    <style:style style:name="P7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P80" style:family="paragraph" style:parent-style-name="Standard" style:list-style-name="L11">
      <style:paragraph-properties fo:margin-top="0in" fo:margin-bottom="0in" loext:contextual-spacing="false">
        <style:tab-stops/>
      </style:paragraph-properties>
      <style:text-properties style:font-name="Calibri1" officeooo:rsid="00427761" officeooo:paragraph-rsid="00427761" style:font-name-complex="Calibri1"/>
    </style:style>
    <style:style style:name="P81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1" officeooo:rsid="00427761" officeooo:paragraph-rsid="00427761" style:font-name-complex="Calibri1"/>
    </style:style>
    <style:style style:name="P8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427761"/>
    </style:style>
    <style:style style:name="P83" style:family="paragraph" style:parent-style-name="Standard" style:list-style-name="L11">
      <style:paragraph-properties fo:margin-top="0in" fo:margin-bottom="0in" loext:contextual-spacing="false">
        <style:tab-stops/>
      </style:paragraph-properties>
      <style:text-properties officeooo:paragraph-rsid="00427761"/>
    </style:style>
    <style:style style:name="P84" style:family="paragraph" style:parent-style-name="Standard" style:list-style-name="L11">
      <style:paragraph-properties fo:margin-top="0in" fo:margin-bottom="0in" loext:contextual-spacing="false">
        <style:tab-stops/>
      </style:paragraph-properties>
      <style:text-properties fo:color="#000000" style:font-name="Calibri1" fo:font-size="12pt" officeooo:rsid="00427761" officeooo:paragraph-rsid="00427761" style:font-size-asian="12pt" style:font-name-complex="Calibri1" style:font-size-complex="12pt"/>
    </style:style>
    <style:style style:name="P85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style:font-name="Calibri1" fo:font-size="12pt" officeooo:rsid="00427761" officeooo:paragraph-rsid="00427761" fo:background-color="transparent" style:font-size-asian="12pt" style:font-name-complex="Calibri1" style:font-size-complex="12pt"/>
    </style:style>
    <style:style style:name="P86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fo:font-size="12pt" officeooo:paragraph-rsid="00427761" fo:background-color="transparent" style:font-size-asian="12pt" style:font-size-complex="12pt"/>
    </style:style>
    <style:style style:name="P87" style:family="paragraph" style:parent-style-name="Standard">
      <style:paragraph-properties fo:margin-left="0.5in" fo:margin-right="0in" fo:margin-top="0in" fo:margin-bottom="0in" loext:contextual-spacing="false" fo:text-indent="0in" style:auto-text-indent="false">
        <style:tab-stops/>
      </style:paragraph-properties>
      <style:text-properties style:font-name="Calibri1" officeooo:paragraph-rsid="002fbe36" style:font-name-complex="Calibri1"/>
    </style:style>
    <style:style style:name="P88" style:family="paragraph" style:parent-style-name="Table_20_Contents">
      <style:paragraph-properties fo:text-align="start" style:justify-single-word="false"/>
      <style:text-properties style:font-name="Calibri1" fo:font-size="13pt" officeooo:paragraph-rsid="003d4eae" style:font-size-asian="13pt" style:font-name-complex="Calibri1" style:font-size-complex="13pt"/>
    </style:style>
    <style:style style:name="P89" style:family="paragraph" style:parent-style-name="Table_20_Contents">
      <style:paragraph-properties fo:text-align="start" style:justify-single-word="false"/>
      <style:text-properties style:font-name="Calibri1" fo:font-size="13pt" fo:font-style="italic" style:font-size-asian="13pt" style:font-style-asian="italic" style:font-name-complex="Calibri1" style:font-size-complex="13pt" style:font-style-complex="italic"/>
    </style:style>
    <style:style style:name="P90" style:family="paragraph" style:parent-style-name="Table_20_Contents">
      <style:paragraph-properties fo:text-align="start" style:justify-single-word="false"/>
      <style:text-properties style:font-name="Calibri1" fo:font-size="13pt" fo:font-style="italic" officeooo:paragraph-rsid="003d4eae" style:font-size-asian="13pt" style:font-style-asian="italic" style:font-name-complex="Calibri1" style:font-size-complex="13pt" style:font-style-complex="italic"/>
    </style:style>
    <style:style style:name="P91" style:family="paragraph" style:parent-style-name="Table_20_Contents">
      <style:paragraph-properties fo:text-align="start" style:justify-single-word="false"/>
      <style:text-properties style:font-name="Calibri1" fo:font-size="12pt" officeooo:rsid="003d4eae" officeooo:paragraph-rsid="003d4eae" style:font-size-asian="12pt" style:font-name-complex="Calibri1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Liberation Mono" fo:font-size="12pt" officeooo:rsid="003d4eae" officeooo:paragraph-rsid="003d4eae" style:font-size-asian="12pt" style:font-name-complex="Calibri1" style:font-size-complex="12pt"/>
    </style:style>
    <style:style style:name="P93" style:family="paragraph" style:parent-style-name="Text_20_body" style:list-style-name="L6">
      <style:text-properties officeooo:paragraph-rsid="00280b9a"/>
    </style:style>
    <style:style style:name="P94" style:family="paragraph" style:parent-style-name="Text_20_body" style:list-style-name="L6">
      <style:text-properties style:font-name="Calibri1" officeooo:paragraph-rsid="00280b9a" style:font-name-complex="Calibri1"/>
    </style:style>
    <style:style style:name="P95" style:family="paragraph" style:parent-style-name="Text_20_body">
      <style:paragraph-properties fo:text-align="start" style:justify-single-word="false"/>
      <style:text-properties style:font-name="Calibri1" officeooo:rsid="00346430" officeooo:paragraph-rsid="00346430" style:font-name-complex="Calibri1"/>
    </style:style>
    <style:style style:name="P96" style:family="paragraph" style:parent-style-name="Text_20_body">
      <style:text-properties style:font-name="Calibri1" officeooo:rsid="00280b9a" officeooo:paragraph-rsid="00280b9a" style:font-name-complex="Calibri1"/>
    </style:style>
    <style:style style:name="P97" style:family="paragraph" style:parent-style-name="Text_20_body">
      <style:text-properties style:font-name="Calibri1" fo:font-size="12pt" officeooo:rsid="001c8869" officeooo:paragraph-rsid="001c8869" style:font-size-asian="12pt" style:font-name-complex="Calibri1" style:font-size-complex="12pt"/>
    </style:style>
    <style:style style:name="P98" style:family="paragraph" style:parent-style-name="Text_20_body">
      <style:text-properties style:font-name="Calibri1" fo:font-size="12pt" officeooo:rsid="001d3d9d" officeooo:paragraph-rsid="001d3d9d" style:font-size-asian="12pt" style:font-name-complex="Calibri1" style:font-size-complex="12pt"/>
    </style:style>
    <style:style style:name="P99" style:family="paragraph" style:parent-style-name="Text_20_body">
      <style:paragraph-properties fo:text-align="start" style:justify-single-word="false"/>
      <style:text-properties officeooo:paragraph-rsid="00346430"/>
    </style:style>
    <style:style style:name="P100" style:family="paragraph" style:parent-style-name="Text_20_body">
      <style:paragraph-properties fo:text-align="start" style:justify-single-word="false"/>
      <style:text-properties officeooo:rsid="003a17de" officeooo:paragraph-rsid="003a17de"/>
    </style:style>
    <style:style style:name="P101" style:family="paragraph" style:parent-style-name="Text_20_body" style:list-style-name="L7">
      <style:paragraph-properties fo:text-align="start" style:justify-single-word="false"/>
      <style:text-properties style:font-name="Liberation Mono" fo:font-size="10pt" fo:font-weight="normal" officeooo:rsid="0025156f" officeooo:paragraph-rsid="003d4eae" style:font-size-asian="8.75pt" style:font-weight-asian="normal" style:font-name-complex="Calibri1" style:font-size-complex="10pt" style:font-weight-complex="normal"/>
    </style:style>
    <style:style style:name="P102" style:family="paragraph" style:parent-style-name="Text_20_body" style:list-style-name="L4">
      <style:paragraph-properties fo:margin-top="0in" fo:margin-bottom="0in" loext:contextual-spacing="false"/>
      <style:text-properties style:font-name="Calibri1" officeooo:paragraph-rsid="002fbe36" style:font-name-complex="Calibri1"/>
    </style:style>
    <style:style style:name="P103" style:family="paragraph" style:parent-style-name="Text_20_body">
      <style:paragraph-properties fo:margin-top="0in" fo:margin-bottom="0in" loext:contextual-spacing="false"/>
      <style:text-properties style:font-name="Calibri1" officeooo:paragraph-rsid="002fbe36" style:font-name-complex="Calibri1"/>
    </style:style>
    <style:style style:name="P104" style:family="paragraph" style:parent-style-name="Text_20_body" style:list-style-name="L4">
      <style:paragraph-properties fo:margin-top="0in" fo:margin-bottom="0in" loext:contextual-spacing="false"/>
      <style:text-properties style:font-name="Calibri1" fo:font-size="13pt" fo:font-weight="bold" officeooo:rsid="003df1a9" officeooo:paragraph-rsid="003df1a9" style:font-size-asian="11.3500003814697pt" style:font-weight-asian="bold" style:font-name-complex="Calibri1" style:font-size-complex="13pt" style:font-weight-complex="bold"/>
    </style:style>
    <style:style style:name="P105" style:family="paragraph" style:parent-style-name="Text_20_body" style:list-style-name="L9">
      <style:paragraph-properties fo:margin-top="0in" fo:margin-bottom="0in" loext:contextual-spacing="false" fo:line-height="100%"/>
    </style:style>
    <style:style style:name="P106" style:family="paragraph" style:parent-style-name="Text_20_body" style:list-style-name="L9">
      <style:paragraph-properties fo:margin-top="0in" fo:margin-bottom="0in" loext:contextual-spacing="false" fo:line-height="100%"/>
      <style:text-properties officeooo:paragraph-rsid="003d0ed1"/>
    </style:style>
    <style:style style:name="P107" style:family="paragraph" style:parent-style-name="Text_20_body" style:list-style-name="L9">
      <style:paragraph-properties fo:margin-top="0in" fo:margin-bottom="0in" loext:contextual-spacing="false" fo:line-height="100%"/>
      <style:text-properties officeooo:rsid="003d0ed1" officeooo:paragraph-rsid="003d0ed1"/>
    </style:style>
    <style:style style:name="P108" style:family="paragraph" style:parent-style-name="Text_20_body" style:list-style-name="L4">
      <style:paragraph-properties fo:margin-top="0in" fo:margin-bottom="0in" loext:contextual-spacing="false"/>
      <style:text-properties officeooo:paragraph-rsid="003df1a9"/>
    </style:style>
    <style:style style:name="P109" style:family="paragraph" style:parent-style-name="Text_20_body" style:list-style-name="L4">
      <style:paragraph-properties fo:margin-top="0in" fo:margin-bottom="0in" loext:contextual-spacing="false"/>
      <style:text-properties style:font-name="Calibri" officeooo:paragraph-rsid="003df1a9"/>
    </style:style>
    <style:style style:name="P110" style:family="paragraph" style:parent-style-name="Text_20_body">
      <style:paragraph-properties fo:margin-top="0in" fo:margin-bottom="0in" loext:contextual-spacing="false"/>
      <style:text-properties style:font-name="Calibri" officeooo:paragraph-rsid="003df1a9"/>
    </style:style>
    <style:style style:name="P111" style:family="paragraph" style:parent-style-name="Text_20_body" style:list-style-name="L4">
      <style:paragraph-properties fo:margin-top="0in" fo:margin-bottom="0in" loext:contextual-spacing="false"/>
      <style:text-properties style:font-name="Calibri" fo:font-size="13pt" fo:font-weight="bold" officeooo:rsid="003e7bfc" officeooo:paragraph-rsid="003e7bfc" style:font-size-asian="13pt" style:font-weight-asian="bold" style:font-size-complex="13pt" style:font-weight-complex="bold"/>
    </style:style>
    <style:style style:name="P112" style:family="paragraph" style:parent-style-name="Text_20_body" style:list-style-name="L4">
      <style:paragraph-properties fo:margin-top="0in" fo:margin-bottom="0in" loext:contextual-spacing="false"/>
      <style:text-properties style:font-name="Calibri" fo:font-size="13pt" fo:font-weight="bold" officeooo:rsid="003ef231" officeooo:paragraph-rsid="003ef231" style:font-size-asian="13pt" style:font-weight-asian="bold" style:font-size-complex="13pt" style:font-weight-complex="bold"/>
    </style:style>
    <style:style style:name="P113" style:family="paragraph" style:parent-style-name="Text_20_body">
      <style:paragraph-properties fo:margin-top="0in" fo:margin-bottom="0in" loext:contextual-spacing="false"/>
      <style:text-properties style:font-name="Calibri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114" style:family="paragraph" style:parent-style-name="Text_20_body" style:list-style-name="L4">
      <style:paragraph-properties fo:margin-top="0in" fo:margin-bottom="0in" loext:contextual-spacing="false"/>
      <style:text-properties style:font-name="Calibri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115" style:family="paragraph" style:parent-style-name="Text_20_body" style:list-style-name="L4">
      <style:paragraph-properties fo:margin-top="0in" fo:margin-bottom="0in" loext:contextual-spacing="false"/>
      <style:text-properties fo:color="#ff0000" style:font-name="Calibri1" officeooo:paragraph-rsid="002fbe36" style:font-name-complex="Calibri1"/>
    </style:style>
    <style:style style:name="P116" style:family="paragraph" style:parent-style-name="Text_20_body" style:list-style-name="L4">
      <style:paragraph-properties fo:margin-top="0in" fo:margin-bottom="0in" loext:contextual-spacing="false">
        <style:tab-stops/>
      </style:paragraph-properties>
      <style:text-properties officeooo:paragraph-rsid="003f870b"/>
    </style:style>
    <style:style style:name="P117" style:family="paragraph" style:parent-style-name="Text_20_body" style:list-style-name="L4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" fo:font-size="13pt" fo:font-weight="bold" officeooo:rsid="003f870b" officeooo:paragraph-rsid="003f870b" style:font-size-asian="13pt" style:font-weight-asian="bold" style:font-name-complex="Calibri1" style:font-size-complex="13pt" style:font-weight-complex="bold"/>
    </style:style>
    <style:style style:name="P118" style:family="paragraph" style:parent-style-name="Text_20_body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style:font-name-complex="Calibri1" style:font-size-complex="10.5pt"/>
    </style:style>
    <style:style style:name="T3" style:family="text">
      <style:text-properties style:font-name="Calibri1" officeooo:rsid="003d0ed1" style:font-name-complex="Calibri1" style:font-size-complex="10.5pt"/>
    </style:style>
    <style:style style:name="T4" style:family="text">
      <style:text-properties style:font-name="Calibri1" officeooo:rsid="00346430" style:font-name-complex="Calibri1"/>
    </style:style>
    <style:style style:name="T5" style:family="text">
      <style:text-properties style:font-name="Calibri1" officeooo:rsid="00322488" style:font-name-complex="Calibri1"/>
    </style:style>
    <style:style style:name="T6" style:family="text">
      <style:text-properties style:font-name="Calibri1" officeooo:rsid="0033a79e" style:font-name-complex="Calibri1"/>
    </style:style>
    <style:style style:name="T7" style:family="text">
      <style:text-properties style:font-name="Calibri1" officeooo:rsid="003d4eae" style:font-name-complex="Calibri1"/>
    </style:style>
    <style:style style:name="T8" style:family="text">
      <style:text-properties style:font-name="Calibri1" fo:font-size="13pt" fo:font-weight="bold" officeooo:rsid="003134b9" style:font-size-asian="13pt" style:font-weight-asian="bold" style:font-name-complex="Calibri1" style:font-size-complex="13pt" style:font-weight-complex="bold"/>
    </style:style>
    <style:style style:name="T9" style:family="text">
      <style:text-properties style:font-name="Calibri1" fo:font-size="13pt" fo:font-weight="bold" officeooo:rsid="0035c5f4" style:font-size-asian="13pt" style:font-weight-asian="bold" style:font-name-complex="Calibri1" style:font-size-complex="13pt" style:font-weight-complex="bold"/>
    </style:style>
    <style:style style:name="T10" style:family="text">
      <style:text-properties style:font-name="Calibri1" fo:font-size="13pt" officeooo:rsid="00346430" style:font-size-asian="13pt" style:font-name-complex="Calibri1" style:font-size-complex="13pt"/>
    </style:style>
    <style:style style:name="T11" style:family="text">
      <style:text-properties style:font-name="Calibri1" fo:font-size="13pt" fo:font-weight="normal" officeooo:rsid="00346430" style:font-size-asian="13pt" style:font-weight-asian="normal" style:font-name-complex="Calibri1" style:font-size-complex="13pt" style:font-weight-complex="normal"/>
    </style:style>
    <style:style style:name="T12" style:family="text">
      <style:text-properties style:font-name="Calibri1" fo:font-size="13pt" fo:font-weight="normal" officeooo:rsid="0038af74" style:font-size-asian="13pt" style:font-weight-asian="normal" style:font-name-complex="Calibri1" style:font-size-complex="13pt" style:font-weight-complex="normal"/>
    </style:style>
    <style:style style:name="T13" style:family="text">
      <style:text-properties style:font-name="Calibri1" fo:font-size="13pt" fo:font-weight="normal" officeooo:rsid="00346430" style:font-name-asian="Noto Sans Mono CJK KR" style:font-size-asian="13pt" style:font-weight-asian="normal" style:font-name-complex="Calibri1" style:font-size-complex="13pt" style:font-weight-complex="normal"/>
    </style:style>
    <style:style style:name="T14" style:family="text">
      <style:text-properties style:font-name="Calibri1" fo:font-size="12pt" fo:font-weight="normal" officeooo:rsid="0036cdc4" style:font-size-asian="12pt" style:font-weight-asian="normal" style:font-name-complex="Calibri1" style:font-size-complex="12pt" style:font-weight-complex="normal"/>
    </style:style>
    <style:style style:name="T15" style:family="text">
      <style:text-properties style:font-name="Calibri1" fo:font-size="12pt" fo:font-weight="normal" officeooo:rsid="0038af74" style:font-size-asian="12pt" style:font-weight-asian="normal" style:font-name-complex="Calibri1" style:font-size-complex="12pt" style:font-weight-complex="normal"/>
    </style:style>
    <style:style style:name="T16" style:family="text">
      <style:text-properties style:font-name="Calibri1" fo:font-size="12pt" fo:font-weight="normal" officeooo:rsid="003a6810" style:font-size-asian="12pt" style:font-weight-asian="normal" style:font-name-complex="Calibri1" style:font-size-complex="12pt" style:font-weight-complex="normal"/>
    </style:style>
    <style:style style:name="T17" style:family="text">
      <style:text-properties style:font-name="Calibri1" fo:font-size="12pt" fo:font-weight="normal" officeooo:rsid="0038af74" style:font-name-asian="Noto Sans Mono CJK KR" style:font-size-asian="12pt" style:font-weight-asian="normal" style:font-name-complex="Calibri1" style:font-size-complex="12pt" style:font-weight-complex="normal"/>
    </style:style>
    <style:style style:name="T18" style:family="text">
      <style:text-properties style:font-name="Calibri1" fo:font-size="12pt" fo:font-weight="normal" officeooo:rsid="003a17de" style:font-name-asian="Noto Sans Mono CJK KR" style:font-size-asian="12pt" style:font-weight-asian="normal" style:font-name-complex="Calibri1" style:font-size-complex="12pt" style:font-weight-complex="normal"/>
    </style:style>
    <style:style style:name="T19" style:family="text">
      <style:text-properties style:font-name="Calibri1" fo:font-size="12pt" fo:font-weight="normal" officeooo:rsid="00346430" style:font-name-asian="Noto Sans Mono CJK KR" style:font-size-asian="12pt" style:font-weight-asian="normal" style:font-name-complex="Calibri1" style:font-size-complex="12pt" style:font-weight-complex="normal"/>
    </style:style>
    <style:style style:name="T20" style:family="text">
      <style:text-properties style:font-name="Calibri1" fo:font-size="12pt" fo:font-weight="normal" officeooo:rsid="003a6810" style:font-name-asian="Noto Sans Mono CJK KR" style:font-size-asian="12pt" style:font-weight-asian="normal" style:font-name-complex="Calibri1" style:font-size-complex="12pt" style:font-weight-complex="normal"/>
    </style:style>
    <style:style style:name="T21" style:family="text">
      <style:text-properties style:font-name="Calibri1" fo:font-size="12pt" fo:font-weight="normal" officeooo:rsid="003d4eae" style:font-name-asian="Noto Sans Mono CJK KR" style:font-size-asian="12pt" style:font-weight-asian="normal" style:font-name-complex="Calibri1" style:font-size-complex="12pt" style:font-weight-complex="normal"/>
    </style:style>
    <style:style style:name="T22" style:family="text">
      <style:text-properties style:font-name="Calibri1" fo:font-size="12pt" fo:font-weight="normal" officeooo:rsid="003df1a9" style:font-size-asian="10.5pt" style:font-weight-asian="normal" style:font-name-complex="Calibri1" style:font-size-complex="12pt" style:font-weight-complex="normal"/>
    </style:style>
    <style:style style:name="T23" style:family="text">
      <style:text-properties style:font-name="Calibri1" fo:font-size="12pt" fo:font-weight="bold" officeooo:rsid="0038af74" style:font-name-asian="Noto Sans Mono CJK KR" style:font-size-asian="12pt" style:font-weight-asian="bold" style:font-name-complex="Calibri1" style:font-size-complex="12pt" style:font-weight-complex="bold"/>
    </style:style>
    <style:style style:name="T24" style:family="text">
      <style:text-properties style:font-name="Calibri1" fo:font-weight="normal" officeooo:rsid="0035c5f4" style:font-weight-asian="normal" style:font-name-complex="Calibri1" style:font-weight-complex="normal"/>
    </style:style>
    <style:style style:name="T25" style:family="text">
      <style:text-properties style:font-name="Calibri1" fo:font-weight="normal" officeooo:rsid="0036cdc4" style:font-weight-asian="normal" style:font-name-complex="Calibri1" style:font-weight-complex="normal"/>
    </style:style>
    <style:style style:name="T26" style:family="text">
      <style:text-properties style:font-name="Calibri1" fo:font-weight="normal" officeooo:rsid="003d4eae" style:font-weight-asian="normal" style:font-name-complex="Calibri1" style:font-weight-complex="normal"/>
    </style:style>
    <style:style style:name="T27" style:family="text">
      <style:text-properties fo:font-variant="normal" fo:text-transform="none" fo:color="#333333" style:font-name="Open Sans" fo:letter-spacing="normal" fo:font-style="normal" fo:font-weight="normal"/>
    </style:style>
    <style:style style:name="T28" style:family="text">
      <style:text-properties fo:font-variant="normal" fo:text-transform="none" fo:color="#333333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letter-spacing="normal" fo:font-style="normal" fo:font-weight="normal" loext:padding="0in" loext:border="none"/>
    </style:style>
    <style:style style:name="T30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31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Calibri" fo:font-size="12pt" fo:letter-spacing="normal" fo:font-style="normal" fo:font-weight="normal" officeooo:rsid="0021b04a" style:font-size-asian="12pt" style:font-size-complex="12pt"/>
    </style:style>
    <style:style style:name="T33" style:family="text">
      <style:text-properties fo:font-variant="normal" fo:text-transform="none" fo:color="#000000" style:font-name="Calibri" fo:font-size="12pt" fo:letter-spacing="normal" fo:font-style="normal" fo:font-weight="normal" officeooo:rsid="002272e7" style:font-size-asian="12pt" style:font-size-complex="12pt"/>
    </style:style>
    <style:style style:name="T34" style:family="text">
      <style:text-properties fo:font-variant="normal" fo:text-transform="none" fo:color="#000000" style:font-name="Calibri" fo:font-size="12pt" fo:letter-spacing="normal" fo:font-style="normal" fo:font-weight="normal" officeooo:rsid="0022828a" style:font-size-asian="12pt" style:font-size-complex="12pt"/>
    </style:style>
    <style:style style:name="T35" style:family="text">
      <style:text-properties fo:font-variant="normal" fo:text-transform="none" fo:color="#222222" style:font-name="Monaco" fo:font-size="9.75pt" fo:letter-spacing="normal" fo:font-style="normal" fo:font-weight="normal" officeooo:rsid="003f870b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990000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37" style:family="text">
      <style:text-properties officeooo:rsid="0004daca" style:font-name-complex="Calibri1"/>
    </style:style>
    <style:style style:name="T38" style:family="text">
      <style:text-properties style:font-name="inherit" fo:font-size="10.5pt"/>
    </style:style>
    <style:style style:name="T39" style:family="text">
      <style:text-properties fo:color="#4a4a4a" style:font-name="inherit" fo:font-size="10.5pt" fo:font-weight="bold"/>
    </style:style>
    <style:style style:name="T40" style:family="text">
      <style:text-properties fo:color="#777777" style:font-name="inherit" fo:font-size="10.5pt"/>
    </style:style>
    <style:style style:name="T41" style:family="text">
      <style:text-properties officeooo:rsid="00102b14"/>
    </style:style>
    <style:style style:name="T42" style:family="text">
      <style:text-properties fo:color="#c9211e"/>
    </style:style>
    <style:style style:name="T43" style:family="text">
      <style:text-properties fo:color="#000000" fo:font-weight="normal" officeooo:rsid="00143317" style:font-weight-asian="normal" style:font-weight-complex="normal"/>
    </style:style>
    <style:style style:name="T44" style:family="text">
      <style:text-properties fo:color="#000000" style:font-name="Calibri1" fo:font-size="10pt" fo:font-weight="normal" officeooo:rsid="002478d8" style:font-size-asian="10pt" style:font-weight-asian="normal" style:font-name-complex="Calibri1" style:font-size-complex="10pt" style:font-weight-complex="normal" loext:padding="0in" loext:border="none"/>
    </style:style>
    <style:style style:name="T45" style:family="text">
      <style:text-properties fo:color="#000000" style:font-name="Calibri1" fo:font-size="10pt" fo:font-weight="normal" officeooo:rsid="0038af74" style:font-size-asian="10pt" style:font-weight-asian="normal" style:font-name-complex="Calibri1" style:font-size-complex="10pt" style:font-weight-complex="normal" loext:padding="0in" loext:border="none"/>
    </style:style>
    <style:style style:name="T46" style:family="text">
      <style:text-properties fo:color="#000000" style:font-name="Calibri" fo:font-size="10pt" fo:font-weight="normal" officeooo:rsid="002478d8" style:font-name-asian="Noto Sans Mono CJK KR" style:font-size-asian="10pt" style:font-weight-asian="normal" style:font-name-complex="Calibri1" style:font-size-complex="10pt" style:font-weight-complex="normal" loext:padding="0in" loext:border="none"/>
    </style:style>
    <style:style style:name="T47" style:family="text">
      <style:text-properties fo:color="#000000" style:font-name="Calibri" fo:font-size="10pt" fo:font-weight="normal" officeooo:rsid="0038af74" style:font-name-asian="Noto Sans Mono CJK KR" style:font-size-asian="10pt" style:font-weight-asian="normal" style:font-name-complex="Calibri1" style:font-size-complex="10pt" style:font-weight-complex="normal" loext:padding="0in" loext:border="none"/>
    </style:style>
    <style:style style:name="T48" style:family="text">
      <style:text-properties fo:color="#000000" style:font-name="Calibri" fo:font-size="10pt" fo:font-weight="normal" officeooo:rsid="003a6810" style:font-name-asian="Noto Sans Mono CJK KR" style:font-size-asian="10pt" style:font-weight-asian="normal" style:font-name-complex="Calibri1" style:font-size-complex="10pt" style:font-weight-complex="normal" loext:padding="0in" loext:border="none"/>
    </style:style>
    <style:style style:name="T49" style:family="text">
      <style:text-properties fo:color="#000000" style:font-name="Calibri" fo:font-size="10pt" fo:font-weight="normal" officeooo:rsid="003e7bfc" style:font-name-asian="Noto Sans Mono CJK KR" style:font-size-asian="10pt" style:font-weight-asian="normal" style:font-name-complex="Calibri1" style:font-size-complex="10pt" style:font-weight-complex="normal" loext:padding="0in" loext:border="none"/>
    </style:style>
    <style:style style:name="T50" style:family="text">
      <style:text-properties fo:color="#000000" style:font-name="Calibri" fo:font-size="10pt" fo:font-weight="normal" officeooo:rsid="003f870b" style:font-name-asian="Noto Sans Mono CJK KR" style:font-size-asian="10pt" style:font-weight-asian="normal" style:font-name-complex="Calibri1" style:font-size-complex="10pt" style:font-weight-complex="normal" loext:padding="0in" loext:border="none"/>
    </style:style>
    <style:style style:name="T51" style:family="text">
      <style:text-properties fo:color="#000000" style:font-name="Calibri" fo:font-size="10pt" fo:font-weight="normal" officeooo:rsid="003a17de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52" style:family="text">
      <style:text-properties fo:color="#000000" style:font-name="Calibri" fo:font-size="10pt" fo:font-weight="normal" officeooo:rsid="002478d8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53" style:family="text">
      <style:text-properties fo:color="#000000" style:font-name="Calibri" fo:font-size="10pt" fo:font-weight="normal" officeooo:rsid="003a17de" style:font-size-asian="10pt" style:font-weight-asian="normal" style:font-size-complex="10pt" style:font-weight-complex="normal" loext:padding="0in" loext:border="none"/>
    </style:style>
    <style:style style:name="T54" style:family="text">
      <style:text-properties fo:color="#000000" style:font-name="Calibri" fo:font-size="10pt" fo:font-weight="normal" officeooo:rsid="003a17de" style:font-size-asian="10pt" style:font-weight-asian="normal" style:font-name-complex="Calibri1" style:font-size-complex="10pt" style:font-weight-complex="normal" loext:padding="0in" loext:border="none"/>
    </style:style>
    <style:style style:name="T55" style:family="text">
      <style:text-properties officeooo:rsid="0017c301"/>
    </style:style>
    <style:style style:name="T56" style:family="text">
      <style:text-properties officeooo:rsid="001c05a0"/>
    </style:style>
    <style:style style:name="T57" style:family="text">
      <style:text-properties officeooo:rsid="001d3d9d"/>
    </style:style>
    <style:style style:name="T58" style:family="text">
      <style:text-properties officeooo:rsid="001e22b7"/>
    </style:style>
    <style:style style:name="T59" style:family="text">
      <style:text-properties officeooo:rsid="00200af3"/>
    </style:style>
    <style:style style:name="T60" style:family="text">
      <style:text-properties officeooo:rsid="0025156f"/>
    </style:style>
    <style:style style:name="T61" style:family="text">
      <style:text-properties officeooo:rsid="0028dc3f"/>
    </style:style>
    <style:style style:name="T62" style:family="text">
      <style:text-properties officeooo:rsid="002da736"/>
    </style:style>
    <style:style style:name="T63" style:family="text">
      <style:text-properties officeooo:rsid="0035c5f4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ize="13pt" fo:font-weight="normal" officeooo:rsid="0036cdc4" style:font-size-asian="13pt" style:font-weight-asian="normal" style:font-size-complex="13pt" style:font-weight-complex="normal"/>
    </style:style>
    <style:style style:name="T66" style:family="text">
      <style:text-properties fo:font-size="13pt" fo:font-weight="normal" officeooo:rsid="00346430" style:font-size-asian="13pt" style:font-weight-asian="normal" style:font-size-complex="13pt" style:font-weight-complex="normal"/>
    </style:style>
    <style:style style:name="T67" style:family="text">
      <style:text-properties fo:font-size="13pt" fo:font-weight="bold" style:font-size-asian="13pt" style:font-weight-asian="bold" style:font-size-complex="13pt" style:font-weight-complex="bold"/>
    </style:style>
    <style:style style:name="T68" style:family="text">
      <style:text-properties fo:color="#f07178" style:font-name="JetBrains Mono" fo:font-size="13.5pt" fo:font-style="normal" fo:font-weight="normal" officeooo:rsid="00346430" style:font-size-asian="13.5pt" style:font-style-asian="normal" style:font-weight-asian="normal" style:font-name-complex="Calibri1" style:font-size-complex="13pt" style:font-weight-complex="normal"/>
    </style:style>
    <style:style style:name="T69" style:family="text">
      <style:text-properties fo:color="#f07178" style:font-name="JetBrains Mono1" fo:font-size="13.5pt" fo:font-style="normal" fo:font-weight="normal" style:font-size-asian="13.5pt" style:font-style-asian="normal" style:font-weight-asian="normal"/>
    </style:style>
    <style:style style:name="T70" style:family="text">
      <style:text-properties fo:color="#61afef" style:font-name="JetBrains Mono1" fo:font-size="13.5pt" fo:font-style="normal" fo:font-weight="normal" style:font-size-asian="13.5pt" style:font-style-asian="normal" style:font-weight-asian="normal"/>
    </style:style>
    <style:style style:name="T71" style:family="text">
      <style:text-properties fo:color="#61afef" style:font-name="JetBrains Mono1" fo:font-style="normal" fo:font-weight="normal" style:font-style-asian="normal" style:font-weight-asian="normal"/>
    </style:style>
    <style:style style:name="T72" style:family="text">
      <style:text-properties fo:color="#98c379" style:font-name="JetBrains Mono1" fo:font-size="13.5pt" fo:font-style="normal" fo:font-weight="normal" style:font-size-asian="13.5pt" style:font-style-asian="normal" style:font-weight-asian="normal"/>
    </style:style>
    <style:style style:name="T73" style:family="text">
      <style:text-properties fo:color="#98c379" style:font-name="JetBrains Mono1" fo:font-size="13.5pt" fo:font-style="normal" fo:font-weight="normal" fo:background-color="#033e5d" loext:char-shading-value="0" style:font-size-asian="13.5pt" style:font-style-asian="normal" style:font-weight-asian="normal"/>
    </style:style>
    <style:style style:name="T74" style:family="text">
      <style:text-properties fo:color="#98c379" style:font-name="JetBrains Mono1" fo:font-size="13.5pt" fo:font-style="italic" fo:font-weight="normal" style:font-size-asian="13.5pt" style:font-style-asian="italic" style:font-weight-asian="normal"/>
    </style:style>
    <style:style style:name="T75" style:family="text">
      <style:text-properties fo:color="#98c379" style:font-name="JetBrains Mono1" fo:font-style="normal" fo:font-weight="normal" style:font-style-asian="normal" style:font-weight-asian="normal"/>
    </style:style>
    <style:style style:name="T76" style:family="text">
      <style:text-properties fo:color="#98c379" style:font-name="JetBrains Mono1" fo:font-style="normal" fo:font-weight="normal" fo:background-color="#033e5d" loext:char-shading-value="0" style:font-style-asian="normal" style:font-weight-asian="normal"/>
    </style:style>
    <style:style style:name="T77" style:family="text">
      <style:text-properties fo:color="#98c379" style:font-name="JetBrains Mono1" fo:font-style="normal" fo:font-weight="normal" fo:background-color="transparent" loext:char-shading-value="0" style:font-style-asian="normal" style:font-weight-asian="normal"/>
    </style:style>
    <style:style style:name="T78" style:family="text">
      <style:text-properties fo:color="#98c379" style:font-name="JetBrains Mono1" fo:font-style="normal" fo:font-weight="normal" fo:background-color="transparent" loext:char-shading-value="0" style:font-style-asian="normal" style:font-weight-asian="normal"/>
    </style:style>
    <style:style style:name="T79" style:family="text">
      <style:text-properties fo:color="#98c379" style:font-name="JetBrains Mono1" fo:font-style="normal" fo:font-weight="normal" fo:background-color="transparent" loext:char-shading-value="0" style:font-style-asian="normal" style:font-weight-asian="normal"/>
    </style:style>
    <style:style style:name="T80" style:family="text">
      <style:text-properties fo:color="#98c379" style:font-name="JetBrains Mono1" fo:font-style="italic" fo:font-weight="normal" style:font-style-asian="italic" style:font-weight-asian="normal"/>
    </style:style>
    <style:style style:name="T81" style:family="text">
      <style:text-properties fo:color="#808080" style:font-name="JetBrains Mono1" fo:font-size="13.5pt" fo:font-style="normal" fo:font-weight="normal" style:font-size-asian="13.5pt" style:font-style-asian="normal" style:font-weight-asian="normal"/>
    </style:style>
    <style:style style:name="T82" style:family="text">
      <style:text-properties fo:color="#abb2bf" style:font-name="JetBrains Mono1" fo:font-size="13.5pt" fo:font-style="normal" fo:font-weight="normal" style:font-size-asian="13.5pt" style:font-style-asian="normal" style:font-weight-asian="normal"/>
    </style:style>
    <style:style style:name="T83" style:family="text">
      <style:text-properties fo:color="#abb2bf" style:font-name="JetBrains Mono1" fo:font-style="normal" fo:font-weight="normal" style:font-style-asian="normal" style:font-weight-asian="normal"/>
    </style:style>
    <style:style style:name="T84" style:family="text">
      <style:text-properties style:font-name="Liberation Mono" fo:font-size="13pt" fo:font-weight="normal" officeooo:rsid="0038af74" style:font-name-asian="Noto Sans Mono CJK KR" style:font-size-asian="13pt" style:font-weight-asian="normal" style:font-name-complex="Liberation Mono" style:font-size-complex="13pt" style:font-weight-complex="normal"/>
    </style:style>
    <style:style style:name="T85" style:family="text">
      <style:text-properties style:font-name="Liberation Mono" fo:font-size="12pt" fo:font-weight="normal" officeooo:rsid="003a17de" style:font-name-asian="Noto Sans Mono CJK KR" style:font-size-asian="10.5pt" style:font-weight-asian="normal" style:font-name-complex="Liberation Mono" style:font-size-complex="12pt" style:font-weight-complex="normal"/>
    </style:style>
    <style:style style:name="T86" style:family="text">
      <style:text-properties fo:font-size="12pt" officeooo:rsid="003d4eae" style:font-size-asian="12pt" style:font-size-complex="12pt"/>
    </style:style>
    <style:style style:name="T87" style:family="text">
      <style:text-properties fo:font-size="12pt" fo:font-weight="normal" officeooo:rsid="003a17de" style:font-size-asian="12pt" style:font-weight-asian="normal" style:font-size-complex="12pt" style:font-weight-complex="normal"/>
    </style:style>
    <style:style style:name="T88" style:family="text">
      <style:text-properties fo:color="#c679dd" style:font-name="JetBrains Mono2" fo:font-size="13.5pt" fo:font-style="italic" fo:font-weight="normal" officeooo:rsid="003a17de" style:font-name-asian="Noto Sans Mono CJK KR" style:font-size-asian="13.5pt" style:font-style-asian="italic" style:font-weight-asian="normal" style:font-name-complex="Liberation Mono" style:font-size-complex="12pt" style:font-weight-complex="normal"/>
    </style:style>
    <style:style style:name="T89" style:family="text">
      <style:text-properties fo:color="#c679dd" style:font-name="JetBrains Mono1" fo:font-size="13.5pt" fo:font-style="italic" fo:font-weight="normal" style:font-size-asian="13.5pt" style:font-style-asian="italic" style:font-weight-asian="normal"/>
    </style:style>
    <style:style style:name="T90" style:family="text">
      <style:text-properties fo:color="#c679dd" style:font-name="JetBrains Mono1" fo:font-size="13.5pt" fo:font-style="normal" fo:font-weight="normal" style:font-size-asian="13.5pt" style:font-style-asian="normal" style:font-weight-asian="normal"/>
    </style:style>
    <style:style style:name="T91" style:family="text">
      <style:text-properties fo:color="#c679dd" style:font-name="JetBrains Mono1" fo:font-style="italic" fo:font-weight="normal" style:font-style-asian="italic" style:font-weight-asian="normal"/>
    </style:style>
    <style:style style:name="T92" style:family="text">
      <style:text-properties fo:color="#d19a66" style:font-name="JetBrains Mono1" fo:font-size="13.5pt" fo:font-style="normal" fo:font-weight="normal" style:font-size-asian="13.5pt" style:font-style-asian="normal" style:font-weight-asian="normal"/>
    </style:style>
    <style:style style:name="T93" style:family="text">
      <style:text-properties fo:color="#d19a66" style:font-name="JetBrains Mono1" fo:font-size="13.5pt" fo:font-style="italic" fo:font-weight="normal" style:font-size-asian="13.5pt" style:font-style-asian="italic" style:font-weight-asian="normal"/>
    </style:style>
    <style:style style:name="T94" style:family="text">
      <style:text-properties fo:color="#d19a66" style:font-name="JetBrains Mono1" fo:font-style="normal" fo:font-weight="normal" style:font-style-asian="normal" style:font-weight-asian="normal"/>
    </style:style>
    <style:style style:name="T95" style:family="text">
      <style:text-properties fo:color="#d19a66" style:font-name="JetBrains Mono1" fo:font-style="italic" fo:font-weight="normal" style:font-style-asian="italic" style:font-weight-asian="normal"/>
    </style:style>
    <style:style style:name="T96" style:family="text">
      <style:text-properties style:font-name="Calibri"/>
    </style:style>
    <style:style style:name="T97" style:family="text">
      <style:text-properties style:font-name="Calibri" fo:font-size="12pt" fo:font-weight="normal" officeooo:rsid="003f870b" style:font-size-asian="12pt" style:font-weight-asian="normal" style:font-name-complex="Calibri1" style:font-size-complex="12pt" style:font-weight-complex="normal"/>
    </style:style>
    <style:style style:name="T98" style:family="text">
      <style:text-properties style:font-name="Calibri" fo:font-size="12pt" fo:font-weight="normal" officeooo:rsid="00407ac4" style:font-size-asian="12pt" style:font-weight-asian="normal" style:font-name-complex="Calibri1" style:font-size-complex="12pt" style:font-weight-complex="normal"/>
    </style:style>
    <style:style style:name="T99" style:family="text">
      <style:text-properties style:font-name="Calibri" fo:font-size="12pt" fo:font-weight="normal" officeooo:rsid="003ef231" style:font-size-asian="12pt" style:font-weight-asian="normal" style:font-name-complex="Calibri1" style:font-size-complex="12pt" style:font-weight-complex="normal"/>
    </style:style>
    <style:style style:name="T100" style:family="text">
      <style:text-properties style:font-name="Calibri" fo:font-size="12pt" fo:font-weight="normal" officeooo:rsid="00413581" style:font-size-asian="12pt" style:font-weight-asian="normal" style:font-name-complex="Calibri1" style:font-size-complex="12pt" style:font-weight-complex="normal"/>
    </style:style>
    <style:style style:name="T101" style:family="text">
      <style:text-properties style:font-name="Calibri" fo:font-size="12pt" fo:font-style="italic" fo:font-weight="normal" officeooo:rsid="003ef23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02" style:family="text">
      <style:text-properties style:font-name="Calibri" fo:font-size="12pt" fo:font-style="italic" fo:font-weight="normal" officeooo:rsid="003f870b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03" style:family="text">
      <style:text-properties style:font-name="Calibri" fo:font-weight="bold" style:font-weight-asian="bold" style:font-weight-complex="bold"/>
    </style:style>
    <style:style style:name="T104" style:family="text">
      <style:text-properties style:font-name="Liberation Mono" fo:font-size="12pt" fo:font-weight="normal" officeooo:rsid="003a6810" style:font-name-asian="Noto Sans Mono CJK KR" style:font-size-asian="12pt" style:font-weight-asian="normal" style:font-name-complex="Liberation Mono" style:font-size-complex="12pt" style:font-weight-complex="normal"/>
    </style:style>
    <style:style style:name="T105" style:family="text">
      <style:text-properties style:font-name="Liberation Mono" fo:font-size="12pt" fo:font-weight="normal" officeooo:rsid="003a17de" style:font-name-asian="Noto Sans Mono CJK KR" style:font-size-asian="12pt" style:font-weight-asian="normal" style:font-name-complex="Liberation Mono" style:font-size-complex="12pt" style:font-weight-complex="normal"/>
    </style:style>
    <style:style style:name="T106" style:family="text">
      <style:text-properties style:font-name="Liberation Mono" fo:font-size="12pt" officeooo:rsid="003d4eae" style:font-size-asian="12pt" style:font-size-complex="12pt"/>
    </style:style>
    <style:style style:name="T107" style:family="text">
      <style:text-properties style:text-position="0% 100%" style:font-name="Calibri1" fo:font-weight="normal" officeooo:rsid="003b0822" style:font-weight-asian="normal" style:font-name-complex="Calibri1" style:font-weight-complex="normal"/>
    </style:style>
    <style:style style:name="T108" style:family="text">
      <style:text-properties style:text-position="0% 100%" style:font-name="Calibri1" fo:font-weight="normal" officeooo:rsid="003be712" style:font-weight-asian="normal" style:font-name-complex="Calibri1" style:font-weight-complex="normal"/>
    </style:style>
    <style:style style:name="T109" style:family="text">
      <style:text-properties officeooo:rsid="003d0ed1"/>
    </style:style>
    <style:style style:name="T110" style:family="text">
      <style:text-properties officeooo:rsid="003d4eae"/>
    </style:style>
    <style:style style:name="T111" style:family="text">
      <style:text-properties officeooo:rsid="003df1a9"/>
    </style:style>
    <style:style style:name="T112" style:family="text">
      <style:text-properties officeooo:rsid="003ef231"/>
    </style:style>
    <style:style style:name="T113" style:family="text">
      <style:text-properties fo:color="#61aeef" style:font-name="JetBrains Mono1" fo:font-size="13.5pt" fo:font-style="normal" fo:font-weight="normal" style:font-size-asian="13.5pt" style:font-style-asian="normal" style:font-weight-asian="normal"/>
    </style:style>
    <style:style style:name="T114" style:family="text">
      <style:text-properties fo:color="#61aeef" style:font-name="JetBrains Mono1" fo:font-style="normal" fo:font-weight="normal" style:font-style-asian="normal" style:font-weight-asian="normal"/>
    </style:style>
    <style:style style:name="T115" style:family="text">
      <style:text-properties fo:color="#61aeef" style:font-name="JetBrains Mono3" fo:font-size="13.5pt" fo:font-style="normal" fo:font-weight="normal" style:font-size-asian="13.5pt" style:font-style-asian="normal" style:font-weight-asian="normal"/>
    </style:style>
    <style:style style:name="T116" style:family="text">
      <style:text-properties fo:color="#a6b2c0" style:font-name="JetBrains Mono1" fo:font-size="13.5pt" fo:font-style="normal" fo:font-weight="normal" style:font-size-asian="13.5pt" style:font-style-asian="normal" style:font-weight-asian="normal"/>
    </style:style>
    <style:style style:name="T117" style:family="text">
      <style:text-properties fo:color="#a6b2c0" style:font-name="JetBrains Mono1" fo:font-style="normal" fo:font-weight="normal" style:font-style-asian="normal" style:font-weight-asian="normal"/>
    </style:style>
    <style:style style:name="T118" style:family="text">
      <style:text-properties fo:color="#e5c17c" style:font-name="JetBrains Mono1" fo:font-size="13.5pt" fo:font-style="normal" fo:font-weight="normal" style:font-size-asian="13.5pt" style:font-style-asian="normal" style:font-weight-asian="normal"/>
    </style:style>
    <style:style style:name="T119" style:family="text">
      <style:text-properties fo:color="#e5c17c" style:font-name="JetBrains Mono1" fo:font-style="normal" fo:font-weight="normal" style:font-style-asian="normal" style:font-weight-asian="normal"/>
    </style:style>
    <style:style style:name="T120" style:family="text">
      <style:text-properties fo:color="#e06c75" style:font-name="JetBrains Mono1" fo:font-size="13.5pt" fo:font-style="normal" fo:font-weight="normal" style:font-size-asian="13.5pt" style:font-style-asian="normal" style:font-weight-asian="normal"/>
    </style:style>
    <style:style style:name="T121" style:family="text">
      <style:text-properties fo:color="#e06c75" style:font-name="JetBrains Mono1" fo:font-style="normal" fo:font-weight="normal" style:font-style-asian="normal" style:font-weight-asian="normal"/>
    </style:style>
    <style:style style:name="T122" style:family="text">
      <style:text-properties style:font-name="JetBrains Mono1" fo:font-style="normal" fo:font-weight="normal" style:font-style-asian="normal" style:font-weight-asian="normal"/>
    </style:style>
    <style:style style:name="T123" style:family="text">
      <style:text-properties style:font-name="JetBrains Mono1" fo:font-style="normal" fo:font-weight="normal" style:font-style-asian="normal" style:font-weight-asian="normal"/>
    </style:style>
    <style:style style:name="T124" style:family="text">
      <style:text-properties style:font-name="JetBrains Mono1" fo:font-style="normal" fo:font-weight="normal" style:font-style-asian="normal" style:font-weight-asian="normal"/>
    </style:style>
    <style:style style:name="T125" style:family="text">
      <style:text-properties style:font-name="JetBrains Mono1" fo:font-style="normal" fo:font-weight="normal" style:font-style-asian="normal" style:font-weight-asian="normal"/>
    </style:style>
    <style:style style:name="T126" style:family="text">
      <style:text-properties style:font-name="JetBrains Mono1" fo:font-style="normal" fo:font-weight="normal" style:font-style-asian="normal" style:font-weight-asian="normal"/>
    </style:style>
    <style:style style:name="T127" style:family="text">
      <style:text-properties style:font-name="JetBrains Mono1" fo:font-style="normal" fo:font-weight="normal" style:font-style-asian="normal" style:font-weight-asian="normal"/>
    </style:style>
    <style:style style:name="T128" style:family="text">
      <style:text-properties style:font-name="JetBrains Mono1" fo:font-style="normal" fo:font-weight="normal" style:font-style-asian="normal" style:font-weight-asian="normal"/>
    </style:style>
    <style:style style:name="T129" style:family="text">
      <style:text-properties style:font-name="JetBrains Mono1" fo:font-style="normal" fo:font-weight="normal" style:font-style-asian="normal" style:font-weight-asian="normal"/>
    </style:style>
    <style:style style:name="T130" style:family="text">
      <style:text-properties style:font-name="JetBrains Mono1" fo:font-style="normal" fo:font-weight="normal" style:font-style-asian="normal" style:font-weight-asian="normal"/>
    </style:style>
    <style:style style:name="T131" style:family="text">
      <style:text-properties style:font-name="JetBrains Mono1" fo:font-style="normal" fo:font-weight="normal" fo:background-color="#033e5d" loext:char-shading-value="0" style:font-style-asian="normal" style:font-weight-asian="normal"/>
    </style:style>
    <style:style style:name="T132" style:family="text">
      <style:text-properties style:font-name="JetBrains Mono1" fo:font-style="normal" fo:font-weight="normal" fo:background-color="transparent" loext:char-shading-value="0" style:font-style-asian="normal" style:font-weight-asian="normal"/>
    </style:style>
    <style:style style:name="T133" style:family="text">
      <style:text-properties style:font-name="JetBrains Mono1" fo:font-style="normal" fo:font-weight="normal" fo:background-color="transparent" loext:char-shading-value="0" style:font-style-asian="normal" style:font-weight-asian="normal"/>
    </style:style>
    <style:style style:name="T134" style:family="text">
      <style:text-properties style:font-name="JetBrains Mono1" fo:font-style="normal" fo:font-weight="normal" fo:background-color="transparent" loext:char-shading-value="0" style:font-style-asian="normal" style:font-weight-asian="normal"/>
    </style:style>
    <style:style style:name="T135" style:family="text">
      <style:text-properties style:font-name="JetBrains Mono1" fo:font-style="italic" fo:font-weight="normal" style:font-style-asian="italic" style:font-weight-asian="normal"/>
    </style:style>
    <style:style style:name="T136" style:family="text">
      <style:text-properties style:font-name="JetBrains Mono1" fo:font-style="italic" fo:font-weight="normal" style:font-style-asian="italic" style:font-weight-asian="normal"/>
    </style:style>
    <style:style style:name="T137" style:family="text">
      <style:text-properties style:font-name="JetBrains Mono1" fo:font-style="italic" fo:font-weight="normal" style:font-style-asian="italic" style:font-weight-asian="normal"/>
    </style:style>
    <style:style style:name="T138" style:family="text">
      <style:text-properties style:font-name="JetBrains Mono1" fo:font-size="13.5pt" fo:font-style="normal" fo:font-weight="normal" style:font-size-asian="13.5pt" style:font-style-asian="normal" style:font-weight-asian="normal"/>
    </style:style>
    <style:style style:name="T139" style:family="text">
      <style:text-properties style:font-name="JetBrains Mono1" fo:font-size="13.5pt" fo:font-style="normal" fo:font-weight="normal" style:font-size-asian="13.5pt" style:font-style-asian="normal" style:font-weight-asian="normal"/>
    </style:style>
    <style:style style:name="T140" style:family="text">
      <style:text-properties style:font-name="JetBrains Mono1" fo:font-size="13.5pt" fo:font-style="normal" fo:font-weight="normal" style:font-size-asian="13.5pt" style:font-style-asian="normal" style:font-weight-asian="normal"/>
    </style:style>
    <style:style style:name="T141" style:family="text">
      <style:text-properties style:font-name="JetBrains Mono1" fo:font-size="13.5pt" fo:font-style="normal" fo:font-weight="normal" style:font-size-asian="13.5pt" style:font-style-asian="normal" style:font-weight-asian="normal"/>
    </style:style>
    <style:style style:name="T142" style:family="text">
      <style:text-properties style:font-name="JetBrains Mono1" fo:font-size="13.5pt" fo:font-style="normal" fo:font-weight="normal" style:font-size-asian="13.5pt" style:font-style-asian="normal" style:font-weight-asian="normal"/>
    </style:style>
    <style:style style:name="T143" style:family="text">
      <style:text-properties style:font-name="JetBrains Mono1" fo:font-size="13.5pt" fo:font-style="normal" fo:font-weight="normal" style:font-size-asian="13.5pt" style:font-style-asian="normal" style:font-weight-asian="normal"/>
    </style:style>
    <style:style style:name="T144" style:family="text">
      <style:text-properties style:font-name="JetBrains Mono1" fo:font-size="13.5pt" fo:font-style="normal" fo:font-weight="normal" style:font-size-asian="13.5pt" style:font-style-asian="normal" style:font-weight-asian="normal"/>
    </style:style>
    <style:style style:name="T145" style:family="text">
      <style:text-properties style:font-name="JetBrains Mono1" fo:font-size="13.5pt" fo:font-style="normal" fo:font-weight="normal" style:font-size-asian="13.5pt" style:font-style-asian="normal" style:font-weight-asian="normal"/>
    </style:style>
    <style:style style:name="T146" style:family="text">
      <style:text-properties style:font-name="JetBrains Mono1" fo:font-size="13.5pt" fo:font-style="normal" fo:font-weight="normal" style:font-size-asian="13.5pt" style:font-style-asian="normal" style:font-weight-asian="normal"/>
    </style:style>
    <style:style style:name="T147" style:family="text">
      <style:text-properties style:font-name="JetBrains Mono1" fo:font-size="13.5pt" fo:font-style="normal" fo:font-weight="normal" fo:background-color="#033e5d" loext:char-shading-value="0" style:font-size-asian="13.5pt" style:font-style-asian="normal" style:font-weight-asian="normal"/>
    </style:style>
    <style:style style:name="T148" style:family="text">
      <style:text-properties style:font-name="JetBrains Mono1" fo:font-size="13.5pt" fo:font-style="italic" fo:font-weight="normal" style:font-size-asian="13.5pt" style:font-style-asian="italic" style:font-weight-asian="normal"/>
    </style:style>
    <style:style style:name="T149" style:family="text">
      <style:text-properties style:font-name="JetBrains Mono3" fo:font-size="13.5pt" fo:font-style="normal" fo:font-weight="normal" style:font-size-asian="13.5pt" style:font-style-asian="normal" style:font-weight-asian="normal"/>
    </style:style>
    <style:style style:name="T150" style:family="text">
      <style:text-properties style:font-name="JetBrains Mono3" fo:font-style="normal" fo:font-weight="normal" style:font-style-asian="normal" style:font-weight-asian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prawozdanie laboratoryjne</text:p>
      <text:h text:style-name="Heading_20_1" text:outline-level="1"><text:bookmark-start text:name="_Toc53610522"/><text:bookmark-start text:name="__RefHeading___Toc2506_3259790794"/><text:bookmark-start text:name="_Toc53648701"/><text:bookmark-start text:name="_Toc53675704"/>Nierelacyjne bazy danych<text:bookmark-end text:name="_Toc53610522"/><text:bookmark-end text:name="__RefHeading___Toc2506_3259790794"/><text:bookmark-end text:name="_Toc53648701"/><text:bookmark-end text:name="_Toc53675704"/></text:h>
      <text:p text:style-name="P1"/>
      <text:list xml:id="list3517347513" text:style-name="L1">
        <text:list-item>
          <text:p text:style-name="P72"><text:span text:style-name="T37">Prowadzący: </text:span><text:span text:style-name="T27">dr hab. inż. Agnieszka Duraj</text:span></text:p>
        </text:list-item>
        <text:list-item>
          <text:p text:style-name="P73">Rok akademicki: 2020/2021</text:p>
        </text:list-item>
        <text:list-item>
          <text:p text:style-name="P73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53" text:outline-level="2"><text:bookmark-start text:name="__RefHeading___Toc2508_3259790794"/>Weather<text:span text:style-name="T61">InCities</text:span><text:bookmark-end text:name="__RefHeading___Toc2508_3259790794"/></text:h>
      <text:p text:style-name="P2">Grupa:</text:p>
      <text:list xml:id="list3644752835" text:style-name="L2">
        <text:list-item>
          <text:p text:style-name="P74">Piotr Antczak 224248</text:p>
        </text:list-item>
        <text:list-item>
          <text:p text:style-name="P74">Witold Pietrzak 224406</text:p>
        </text:list-item>
      </text:list>
      <text:h text:style-name="P56" text:outline-level="2"><text:bookmark-start text:name="_Toc53648703"/><text:bookmark-start text:name="__RefHeading___Toc2510_3259790794"/><text:bookmark-start text:name="_Toc53675706"/>Spis Treści<text:bookmark-end text:name="_Toc53648703"/><text:bookmark-end text:name="__RefHeading___Toc2510_3259790794"/><text:bookmark-end text:name="_Toc53675706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3"><text:a xlink:type="simple" xlink:href="#__RefHeading___Toc2506_3259790794" text:style-name="Index_20_Link" text:visited-style-name="Index_20_Link">Nierelacyjne bazy danych<text:tab/>1</text:a></text:p>
          <text:p text:style-name="P4"><text:a xlink:type="simple" xlink:href="#__RefHeading___Toc2508_3259790794" text:style-name="Index_20_Link" text:visited-style-name="Index_20_Link">WeatherInCities<text:tab/>1</text:a></text:p>
          <text:p text:style-name="P4"><text:a xlink:type="simple" xlink:href="#__RefHeading___Toc2510_3259790794" text:style-name="Index_20_Link" text:visited-style-name="Index_20_Link">Spis Treści<text:tab/>1</text:a></text:p>
          <text:p text:style-name="P3"><text:a xlink:type="simple" xlink:href="#__RefHeading___Toc108_3699051073" text:style-name="Index_20_Link" text:visited-style-name="Index_20_Link">Analiza problemu<text:tab/>2</text:a></text:p>
          <text:p text:style-name="P4"><text:a xlink:type="simple" xlink:href="#__RefHeading___Toc110_3699051073" text:style-name="Index_20_Link" text:visited-style-name="Index_20_Link">Opis problemu do rozwiązania<text:tab/>2</text:a></text:p>
          <text:p text:style-name="P4"><text:a xlink:type="simple" xlink:href="#__RefHeading___Toc112_3699051073" text:style-name="Index_20_Link" text:visited-style-name="Index_20_Link">Opis dużego zbioru danych testowych<text:tab/>3</text:a></text:p>
          <text:p text:style-name="P4"><text:a xlink:type="simple" xlink:href="#__RefHeading___Toc2512_3259790794" text:style-name="Index_20_Link" text:visited-style-name="Index_20_Link">Porównanie wybranych systemów baz danych (MongoDB oraz Cassandra)<text:tab/>5</text:a></text:p>
          <text:p text:style-name="P3"><text:a xlink:type="simple" xlink:href="#__RefHeading___Toc1736_599542671" text:style-name="Index_20_Link" text:visited-style-name="Index_20_Link">Prototyp<text:tab/>6</text:a></text:p>
          <text:p text:style-name="P4"><text:a xlink:type="simple" xlink:href="#__RefHeading___Toc118_3699051073" text:style-name="Index_20_Link" text:visited-style-name="Index_20_Link">Prototyp systemu<text:tab/>6</text:a></text:p>
          <text:p text:style-name="P4"><text:a xlink:type="simple" xlink:href="#__RefHeading___Toc120_3699051073" text:style-name="Index_20_Link" text:visited-style-name="Index_20_Link">Implementacja RESTful API<text:tab/>6</text:a></text:p>
          <text:p text:style-name="P4"><text:a xlink:type="simple" xlink:href="#__RefHeading___Toc122_3699051073" text:style-name="Index_20_Link" text:visited-style-name="Index_20_Link">Środowisko testowe i testy<text:tab/>6</text:a></text:p>
          <text:p text:style-name="P3"><text:a xlink:type="simple" xlink:href="#__RefHeading___Toc2514_3259790794" text:style-name="Index_20_Link" text:visited-style-name="Index_20_Link">Literatura<text:tab/>7</text:a></text:p>
          <text:p text:style-name="P3"><text:a xlink:type="simple" xlink:href="#__RefHeading___Toc146_3699051073" text:style-name="Index_20_Link" text:visited-style-name="Index_20_Link">Uwagi<text:tab/>7</text:a></text:p>
        </text:index-body>
      </text:table-of-content>
      <text:p text:style-name="Normal"/>
      <text:p text:style-name="Normal"/>
      <text:p text:style-name="Normal"/>
      <text:p text:style-name="Normal"/>
      <text:p text:style-name="P48"/>
      <text:h text:style-name="P50" text:outline-level="1"><text:bookmark-start text:name="_Toc53675707"/><text:bookmark-start text:name="_Toc53648704"/><text:bookmark-start text:name="_Toc53610524"/><text:bookmark-start text:name="__RefHeading___Toc108_3699051073"/>Analiza problemu<text:bookmark-end text:name="_Toc53675707"/><text:bookmark-end text:name="_Toc53648704"/><text:bookmark-end text:name="_Toc53610524"/><text:bookmark-end text:name="__RefHeading___Toc108_3699051073"/></text:h>
      <text:h text:style-name="Heading_20_2" text:outline-level="2"><text:bookmark-start text:name="__RefHeading___Toc110_3699051073"/><text:bookmark-start text:name="_Toc53610525"/><text:bookmark-start text:name="_Toc53648705"/><text:bookmark-start text:name="_Toc53675708"/>Opis problemu do rozwiązania<text:bookmark-end text:name="__RefHeading___Toc110_3699051073"/><text:bookmark-end text:name="_Toc53610525"/><text:bookmark-end text:name="_Toc53648705"/><text:bookmark-end text:name="_Toc53675708"/></text:h>
      <text:p text:style-name="P5"/>
      <text:p text:style-name="P5">Celem zadania jest przygotowanie nierelacyjnej bazy danych w oparciu o system bazodanowy Cassandra <text:s/>dla pewnej firmy w oparciu o dowolny duży zbiór danych systemu. Ilość gromadzonych danych będzie w przyszłości powiększać się. </text:p>
      <text:p text:style-name="P5">System ten ma umożliwić nie tylko łatwe zapisywanie nowych danych, lecz również szybki ich odczyt. Każdy pracownik, z dowolnej filli, powinien mieć możliwość ręcznego dodania rekordu <text:span text:style-name="T109">oraz jego modyfikacji.</text:span> Zważywszy na perspektywy rozwoju, ma on za zadanie być prosty w obsłudze.</text:p>
      <text:p text:style-name="P5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11">Wymagania funkcjonalne:</text:p>
      <text:list xml:id="list1070932984" text:style-name="L9">
        <text:list-item>
          <text:p text:style-name="P105"><text:span text:style-name="Default_20_Paragraph_20_Font"><text:span text:style-name="T2">Odczyt rekordów</text:span></text:span></text:p>
        </text:list-item>
        <text:list-item>
          <text:p text:style-name="P106"><text:span text:style-name="T2">Modyfikacje </text:span><text:span text:style-name="T3">rekordów zawierających błędne dane</text:span></text:p>
        </text:list-item>
        <text:list-item>
          <text:p text:style-name="P106"><text:span text:style-name="T2">Ręczne wprowadzanie rekordów</text:span></text:p>
        </text:list-item>
        <text:list-item>
          <text:p text:style-name="P107"><text:span text:style-name="T2">Możliwość usuwania rekordów </text:span></text:p>
        </text:list-item>
      </text:list>
      <text:p text:style-name="P5"/>
      <text:p text:style-name="P11">Wymagania niefunkcjonalne:</text:p>
      <text:p text:style-name="P16">•<text:tab/>Bezawaryjność i niezawodność </text:p>
      <text:p text:style-name="P16">•<text:tab/>Szybkość działania</text:p>
      <text:p text:style-name="P17">•<text:tab/>Przejrzystość</text:p>
      <text:p text:style-name="P17">•<text:tab/>Skalowalność</text:p>
      <text:h text:style-name="P54" text:outline-level="2"/>
      <text:h text:style-name="P57" text:outline-level="2"><text:bookmark-start text:name="_Toc53675709"/><text:bookmark-start text:name="_Toc53648706"/><text:bookmark-start text:name="_Toc53610526"/><text:bookmark-start text:name="__RefHeading___Toc112_3699051073"/>Opis dużego zbioru danych testowych<text:bookmark-end text:name="_Toc53675709"/><text:bookmark-end text:name="_Toc53648706"/><text:bookmark-end text:name="_Toc53610526"/><text:bookmark-end text:name="__RefHeading___Toc112_3699051073"/></text:h>
      <text:p text:style-name="Text_20_body"/>
      <text:p text:style-name="P12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42"><text:s/></text:span><text:span text:style-name="T43">Zbiór ten składa się z danych pogodowych dla 209579 miast na świecie, dane zawarte w pliku są w formacie JSON. </text:span></text:p>
      <text:p text:style-name="P18"><text:s/><text:span text:style-name="T38">{</text:span></text:p>
      <text:p text:style-name="P18"><text:s text:c="3"/><text:span text:style-name="T39">"city"</text:span><text:span text:style-name="T38">:{</text:span></text:p>
      <text:p text:style-name="P18"><text:s text:c="6"/><text:span text:style-name="T39">"id"</text:span><text:span text:style-name="T38">:</text:span><text:span text:style-name="T40">14256</text:span><text:span text:style-name="T38">,</text:span></text:p>
      <text:p text:style-name="P18"><text:s text:c="6"/><text:span text:style-name="T39">"name"</text:span><text:span text:style-name="T38">:</text:span><text:span text:style-name="T40">"Azadshahr"</text:span><text:span text:style-name="T38">,</text:span></text:p>
      <text:p text:style-name="P18"><text:s text:c="6"/><text:span text:style-name="T39">"findname"</text:span><text:span text:style-name="T38">:</text:span><text:span text:style-name="T40">"AZADSHAHR"</text:span><text:span text:style-name="T38">,</text:span></text:p>
      <text:p text:style-name="P18"><text:s text:c="6"/><text:span text:style-name="T39">"country"</text:span><text:span text:style-name="T38">:</text:span><text:span text:style-name="T40">"IR"</text:span><text:span text:style-name="T38">,</text:span></text:p>
      <text:p text:style-name="P18"><text:s text:c="6"/><text:span text:style-name="T39">"coord"</text:span><text:span text:style-name="T38">:{</text:span></text:p>
      <text:p text:style-name="P18"><text:s text:c="9"/><text:span text:style-name="T39">"lon"</text:span><text:span text:style-name="T38">:</text:span><text:span text:style-name="T40">48.570728</text:span><text:span text:style-name="T38">,</text:span></text:p>
      <text:p text:style-name="P18"><text:s text:c="9"/><text:span text:style-name="T39">"lat"</text:span><text:span text:style-name="T38">:</text:span><text:span text:style-name="T40">34.790878</text:span></text:p>
      <text:p text:style-name="P18"><text:s text:c="6"/><text:span text:style-name="T38">},</text:span></text:p>
      <text:p text:style-name="P18"><text:s text:c="6"/><text:span text:style-name="T39">"zoom"</text:span><text:span text:style-name="T38">:</text:span><text:span text:style-name="T40">10</text:span></text:p>
      <text:p text:style-name="P18"><text:s text:c="3"/><text:span text:style-name="T38">},</text:span></text:p>
      <text:p text:style-name="P18"><text:s text:c="3"/><text:span text:style-name="T39">"time"</text:span><text:span text:style-name="T38">:</text:span><text:span text:style-name="T40">1554462304</text:span><text:span text:style-name="T38">,</text:span></text:p>
      <text:p text:style-name="P18"><text:s text:c="3"/><text:span text:style-name="T39">"main"</text:span><text:span text:style-name="T38">:{</text:span></text:p>
      <text:p text:style-name="P18"><text:s text:c="6"/><text:span text:style-name="T39">"temp"</text:span><text:span text:style-name="T38">:</text:span><text:span text:style-name="T40">287.07</text:span><text:span text:style-name="T38">,</text:span></text:p>
      <text:p text:style-name="P18"><text:s text:c="6"/><text:span text:style-name="T39">"pressure"</text:span><text:span text:style-name="T38">:</text:span><text:span text:style-name="T40">1022</text:span><text:span text:style-name="T38">,</text:span></text:p>
      <text:p text:style-name="P18"><text:s text:c="6"/><text:span text:style-name="T39">"humidity"</text:span><text:span text:style-name="T38">:</text:span><text:span text:style-name="T40">71</text:span><text:span text:style-name="T38">,</text:span></text:p>
      <text:p text:style-name="P18"><text:s text:c="6"/><text:span text:style-name="T39">"temp_min"</text:span><text:span text:style-name="T38">:</text:span><text:span text:style-name="T40">284.15</text:span><text:span text:style-name="T38">,</text:span></text:p>
      <text:p text:style-name="P18"><text:s text:c="6"/><text:span text:style-name="T39">"temp_max"</text:span><text:span text:style-name="T38">:</text:span><text:span text:style-name="T40">289.15</text:span></text:p>
      <text:p text:style-name="P18"><text:s text:c="3"/><text:span text:style-name="T38">},</text:span></text:p>
      <text:p text:style-name="P18"><text:s text:c="3"/><text:span text:style-name="T39">"wind"</text:span><text:span text:style-name="T38">:{</text:span></text:p>
      <text:p text:style-name="P18"><text:s text:c="6"/><text:span text:style-name="T39">"speed"</text:span><text:span text:style-name="T38">:</text:span><text:span text:style-name="T40">4.1</text:span><text:span text:style-name="T38">,</text:span></text:p>
      <text:p text:style-name="P18"><text:s text:c="6"/><text:span text:style-name="T39">"deg"</text:span><text:span text:style-name="T38">:</text:span><text:span text:style-name="T40">340</text:span></text:p>
      <text:p text:style-name="P18"><text:s text:c="3"/><text:span text:style-name="T38">},</text:span></text:p>
      <text:p text:style-name="P18"><text:s text:c="3"/><text:span text:style-name="T39">"clouds"</text:span><text:span text:style-name="T38">:{</text:span></text:p>
      <text:p text:style-name="P18"><text:s text:c="6"/><text:span text:style-name="T39">"all"</text:span><text:span text:style-name="T38">:</text:span><text:span text:style-name="T40">90</text:span></text:p>
      <text:p text:style-name="P18"><text:s text:c="3"/><text:span text:style-name="T38">},</text:span></text:p>
      <text:p text:style-name="P18"><text:s text:c="3"/><text:span text:style-name="T39">"weather"</text:span><text:span text:style-name="T38">:[</text:span></text:p>
      <text:p text:style-name="P18"><text:s text:c="6"/><text:span text:style-name="T38">{</text:span></text:p>
      <text:p text:style-name="P18"><text:s text:c="9"/><text:span text:style-name="T39">"id"</text:span><text:span text:style-name="T38">:</text:span><text:span text:style-name="T40">804</text:span><text:span text:style-name="T38">,</text:span></text:p>
      <text:p text:style-name="P18"><text:s text:c="9"/><text:span text:style-name="T39">"main"</text:span><text:span text:style-name="T38">:</text:span><text:span text:style-name="T40">"Clouds"</text:span><text:span text:style-name="T38">,</text:span></text:p>
      <text:p text:style-name="P18"><text:s text:c="9"/><text:span text:style-name="T39">"description"</text:span><text:span text:style-name="T38">:</text:span><text:span text:style-name="T40">"overcast clouds"</text:span><text:span text:style-name="T38">,</text:span></text:p>
      <text:p text:style-name="P18"><text:s text:c="9"/><text:span text:style-name="T39">"icon"</text:span><text:span text:style-name="T38">:</text:span><text:span text:style-name="T40">"04d"</text:span></text:p>
      <text:p text:style-name="P18"><text:s text:c="6"/><text:span text:style-name="T38">}</text:span></text:p>
      <text:p text:style-name="P18"><text:s text:c="3"/><text:span text:style-name="T38">]</text:span></text:p>
      <text:p text:style-name="P19">}</text:p>
      <text:p text:style-name="P19"/>
      <text:p text:style-name="P20">Listing 1. Przykładowy wpis w danych pogodowych.</text:p>
      <text:p text:style-name="P21"/>
      <text:p text:style-name="Preformatted_20_Text"/>
      <table:table table:name="Table1" table:style-name="Table1">
        <table:table-column table:style-name="Table1.A" table:number-columns-repeated="3"/>
        <table:table-row table:style-name="TableLine94405114310512">
          <table:table-cell table:style-name="Table1.A1" office:value-type="string">
            <text:p text:style-name="P32">Parametr</text:p>
          </table:table-cell>
          <table:table-cell table:style-name="Table1.A1" office:value-type="string">
            <text:p text:style-name="P32">Opis</text:p>
          </table:table-cell>
          <table:table-cell table:style-name="Table1.C1" office:value-type="string">
            <text:p text:style-name="P32">Jednostka</text:p>
          </table:table-cell>
        </table:table-row>
        <table:table-row table:style-name="TableLine94405114351968">
          <table:table-cell table:style-name="Table1.A2" office:value-type="string">
            <text:p text:style-name="P23">city.id</text:p>
          </table:table-cell>
          <table:table-cell table:style-name="Table1.A2" office:value-type="string">
            <text:p text:style-name="P24">Idetyfikator miasta zgdodny z wpisem w bazie GEONAMES </text:p>
          </table:table-cell>
          <table:table-cell table:style-name="Table1.C2" office:value-type="string">
            <text:p text:style-name="P22"><text:s/><text:span text:style-name="T41">brak</text:span></text:p>
          </table:table-cell>
        </table:table-row>
        <table:table-row table:style-name="TableLine94405114353424">
          <table:table-cell table:style-name="Table1.A2" office:value-type="string">
            <text:p text:style-name="P25">city.name</text:p>
          </table:table-cell>
          <table:table-cell table:style-name="Table1.A2" office:value-type="string">
            <text:p text:style-name="P26">Nazwa miasta</text:p>
          </table:table-cell>
          <table:table-cell table:style-name="Table1.C2" office:value-type="string">
            <text:p text:style-name="P25">brak</text:p>
          </table:table-cell>
        </table:table-row>
        <table:table-row table:style-name="TableLine94405114354224">
          <table:table-cell table:style-name="Table1.A2" office:value-type="string">
            <text:p text:style-name="P25">city.country</text:p>
          </table:table-cell>
          <table:table-cell table:style-name="Table1.A2" office:value-type="string">
            <text:p text:style-name="P26">Kod kraju (ISO 3166-1)</text:p>
          </table:table-cell>
          <table:table-cell table:style-name="Table1.C2" office:value-type="string">
            <text:p text:style-name="P25">brak</text:p>
          </table:table-cell>
        </table:table-row>
        <table:table-row table:style-name="TableLine94405114355072">
          <table:table-cell table:style-name="Table1.A2" office:value-type="string">
            <text:p text:style-name="P27">city.coord.lon</text:p>
          </table:table-cell>
          <table:table-cell table:style-name="Table1.A2" office:value-type="string">
            <text:p text:style-name="P33">Długość geograficzna, na której znajduje się miasto</text:p>
          </table:table-cell>
          <table:table-cell table:style-name="Table1.C2" office:value-type="string">
            <text:p text:style-name="P31">Stopnie geograficzne</text:p>
          </table:table-cell>
        </table:table-row>
        <table:table-row table:style-name="TableLine94405114355872">
          <table:table-cell table:style-name="Table1.A2" office:value-type="string">
            <text:p text:style-name="P27">city.coord.lat</text:p>
          </table:table-cell>
          <table:table-cell table:style-name="Table1.A2" office:value-type="string">
            <text:p text:style-name="P33">Szerokość geograficzna, na której znajduje się miasto</text:p>
          </table:table-cell>
          <table:table-cell table:style-name="Table1.C2" office:value-type="string">
            <text:p text:style-name="P31">Stopnie geograficzne</text:p>
          </table:table-cell>
        </table:table-row>
        <table:table-row table:style-name="TableLine94405114356624">
          <table:table-cell table:style-name="Table1.A2" office:value-type="string">
            <text:p text:style-name="P22">time</text:p>
          </table:table-cell>
          <table:table-cell table:style-name="Table1.A2" office:value-type="string">
            <text:p text:style-name="P28">Czas odczytu danych</text:p>
          </table:table-cell>
          <table:table-cell table:style-name="Table1.C2" office:value-type="string">
            <text:p text:style-name="P27">Unix/UTC</text:p>
          </table:table-cell>
        </table:table-row>
        <table:table-row table:style-name="TableLine94405114357504">
          <table:table-cell table:style-name="Table1.A2" office:value-type="string">
            <text:p text:style-name="P34">main.temp</text:p>
          </table:table-cell>
          <table:table-cell table:style-name="Table1.A2" office:value-type="string">
            <text:p text:style-name="P33">Temperatura</text:p>
          </table:table-cell>
          <table:table-cell table:style-name="Table1.C2" office:value-type="string">
            <text:p text:style-name="P34">Kelvin</text:p>
          </table:table-cell>
        </table:table-row>
        <table:table-row table:style-name="TableLine94405114358464">
          <table:table-cell table:style-name="Table1.A2" office:value-type="string">
            <text:p text:style-name="P34">main.pressure</text:p>
          </table:table-cell>
          <table:table-cell table:style-name="Table1.A2" office:value-type="string">
            <text:p text:style-name="P33">Ciśnienie atmosferyczne</text:p>
          </table:table-cell>
          <table:table-cell table:style-name="Table1.C2" office:value-type="string">
            <text:p text:style-name="P34">hPa</text:p>
          </table:table-cell>
        </table:table-row>
        <table:table-row table:style-name="TableLine94405114359344">
          <table:table-cell table:style-name="Table1.A2" office:value-type="string">
            <text:p text:style-name="P34">main.humidity</text:p>
          </table:table-cell>
          <table:table-cell table:style-name="Table1.A2" office:value-type="string">
            <text:p text:style-name="P33">Wilgotność</text:p>
          </table:table-cell>
          <table:table-cell table:style-name="Table1.C2" office:value-type="string">
            <text:p text:style-name="P22">%</text:p>
          </table:table-cell>
        </table:table-row>
        <table:table-row table:style-name="TableLine94405114360304">
          <table:table-cell table:style-name="Table1.A2" office:value-type="string">
            <text:p text:style-name="P34">main.temp_min</text:p>
          </table:table-cell>
          <table:table-cell table:style-name="Table1.A2" office:value-type="string">
            <text:p text:style-name="P33">Minimalna temperatura zaobserwowana w danym momencie</text:p>
          </table:table-cell>
          <table:table-cell table:style-name="Table1.C2" office:value-type="string">
            <text:p text:style-name="P34">Kelvin</text:p>
          </table:table-cell>
        </table:table-row>
        <table:table-row table:style-name="TableLine94405114361264">
          <table:table-cell table:style-name="Table1.A2" office:value-type="string">
            <text:p text:style-name="P34">main.temp_max</text:p>
          </table:table-cell>
          <table:table-cell table:style-name="Table1.A2" office:value-type="string">
            <text:p text:style-name="P33">Maksymalna temperatura zaobserwowana w danym momencie</text:p>
          </table:table-cell>
          <table:table-cell table:style-name="Table1.C2" office:value-type="string">
            <text:p text:style-name="P34">Kelvin</text:p>
          </table:table-cell>
        </table:table-row>
        <table:table-row table:style-name="TableLine94405114362224">
          <table:table-cell table:style-name="Table1.A2" office:value-type="string">
            <text:p text:style-name="P34">wind.speed</text:p>
          </table:table-cell>
          <table:table-cell table:style-name="Table1.A2" office:value-type="string">
            <text:p text:style-name="P33">Prędkośćwiatru</text:p>
          </table:table-cell>
          <table:table-cell table:style-name="Table1.C2" office:value-type="string">
            <text:p text:style-name="P34">m/s</text:p>
          </table:table-cell>
        </table:table-row>
        <table:table-row table:style-name="TableLine94405114363184">
          <table:table-cell table:style-name="Table1.A2" office:value-type="string">
            <text:p text:style-name="P34">wind.degree</text:p>
          </table:table-cell>
          <table:table-cell table:style-name="Table1.A2" office:value-type="string">
            <text:p text:style-name="P33">Kierunek wiatru</text:p>
          </table:table-cell>
          <table:table-cell table:style-name="Table1.C2" office:value-type="string">
            <text:p text:style-name="P34">Stopnie meteorologiczne</text:p>
          </table:table-cell>
        </table:table-row>
        <table:table-row table:style-name="TableLine94405114364144">
          <table:table-cell table:style-name="Table1.A2" office:value-type="string">
            <text:p text:style-name="P34">clouds.all</text:p>
          </table:table-cell>
          <table:table-cell table:style-name="Table1.A2" office:value-type="string">
            <text:p text:style-name="P33">Zachmurzenie</text:p>
          </table:table-cell>
          <table:table-cell table:style-name="Table1.C2" office:value-type="string">
            <text:p text:style-name="P22">%</text:p>
          </table:table-cell>
        </table:table-row>
        <table:table-row table:style-name="TableLine94405114365104">
          <table:table-cell table:style-name="Table1.A2" office:value-type="string">
            <text:p text:style-name="P34">weather.id</text:p>
          </table:table-cell>
          <table:table-cell table:style-name="Table1.A2" office:value-type="string">
            <text:p text:style-name="P33">Identyfikator warunku pogodowego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405114366064">
          <table:table-cell table:style-name="Table1.A2" office:value-type="string">
            <text:p text:style-name="P34">weather.main</text:p>
          </table:table-cell>
          <table:table-cell table:style-name="Table1.A2" office:value-type="string">
            <text:p text:style-name="P34">Grupa warunków pogodowych</text:p>
          </table:table-cell>
          <table:table-cell table:style-name="Table1.C2" office:value-type="string">
            <text:p text:style-name="P30">brak</text:p>
          </table:table-cell>
        </table:table-row>
        <table:table-row table:style-name="TableLine94405114367024">
          <table:table-cell table:style-name="Table1.A2" office:value-type="string">
            <text:p text:style-name="P34">weather.description</text:p>
          </table:table-cell>
          <table:table-cell table:style-name="Table1.A2" office:value-type="string">
            <text:p text:style-name="P34">Opis warunków pogodowych</text:p>
          </table:table-cell>
          <table:table-cell table:style-name="Table1.C2" office:value-type="string">
            <text:p text:style-name="P30">brak</text:p>
          </table:table-cell>
        </table:table-row>
        <table:table-row table:style-name="TableLine94405114367984">
          <table:table-cell table:style-name="Table1.A2" office:value-type="string">
            <text:p text:style-name="P34">weather.icon</text:p>
          </table:table-cell>
          <table:table-cell table:style-name="Table1.A2" office:value-type="string">
            <text:p text:style-name="P22"><text:span text:style-name="T29">Ikona </text:span><text:span text:style-name="T30">warunku pogodowego</text:span></text:p>
          </table:table-cell>
          <table:table-cell table:style-name="Table1.C2" office:value-type="string">
            <text:p text:style-name="P30">brak</text:p>
          </table:table-cell>
        </table:table-row>
      </table:table>
      <text:p text:style-name="P14"/>
      <text:p text:style-name="P14">Tabela 1. Opis danych pogodowych</text:p>
      <text:p text:style-name="P6"><text:tab/></text:p>
      <text:h text:style-name="P54" text:outline-level="2"/>
      <text:h text:style-name="P57" text:outline-level="2"><text:bookmark-start text:name="_Toc53648707"/><text:bookmark-start text:name="__RefHeading___Toc2512_3259790794"/><text:bookmark-start text:name="_Toc53610527"/><text:bookmark-start text:name="_Toc53675710"/>Porównanie wybranych systemów baz danych (MongoDB oraz Cassandra)<text:bookmark-end text:name="_Toc53648707"/><text:bookmark-end text:name="_Toc53610527"/><text:bookmark-end text:name="_Toc53675710"/> <text:bookmark-end text:name="__RefHeading___Toc2512_3259790794"/></text:h>
      <text:p text:style-name="Text_20_body"/>
      <table:table table:name="Table2" table:style-name="Table2">
        <table:table-column table:style-name="Table2.A" table:number-columns-repeated="3"/>
        <table:table-row table:style-name="TableLine94405114372000">
          <table:table-cell table:style-name="Table2.A1" office:value-type="string">
            <text:p text:style-name="P36">Wymagania</text:p>
          </table:table-cell>
          <table:table-cell table:style-name="Table2.A1" office:value-type="string">
            <text:p text:style-name="P36">Cassandra </text:p>
          </table:table-cell>
          <table:table-cell table:style-name="Table2.C1" office:value-type="string">
            <text:p text:style-name="P36">MongoDB</text:p>
          </table:table-cell>
        </table:table-row>
        <table:table-row table:style-name="TableLine94405114397392">
          <table:table-cell table:style-name="Table2.A2" office:value-type="string">
            <text:p text:style-name="P37">Typ NBD</text:p>
          </table:table-cell>
          <table:table-cell table:style-name="Table2.A2" office:value-type="string">
            <text:p text:style-name="P39"><text:span text:style-name="T55">K</text:span>olumnowa</text:p>
          </table:table-cell>
          <table:table-cell table:style-name="Table2.C2" office:value-type="string">
            <text:p text:style-name="P39"><text:span text:style-name="T56">D</text:span>okumentowa</text:p>
          </table:table-cell>
        </table:table-row>
        <table:table-row table:style-name="TableLine94405114398848">
          <table:table-cell table:style-name="Table2.A2" office:value-type="string">
            <text:p text:style-name="P37">Skalowalność</text:p>
          </table:table-cell>
          <table:table-cell table:style-name="Table2.A2" office:value-type="string">
            <text:p text:style-name="P39">Wysoka</text:p>
          </table:table-cell>
          <table:table-cell table:style-name="Table2.C2" office:value-type="string">
            <text:p text:style-name="P39">Ograniczona</text:p>
          </table:table-cell>
        </table:table-row>
        <table:table-row table:style-name="TableLine94405114399648">
          <table:table-cell table:style-name="Table2.A2" office:value-type="string">
            <text:p text:style-name="P38">stosunek ilości zapisów do odczytów</text:p>
          </table:table-cell>
          <table:table-cell table:style-name="Table2.A2" office:value-type="string">
            <text:p text:style-name="P42">Zapisy i odczyty mogą być wykonywane do/z dowolnego węzła</text:p>
          </table:table-cell>
          <table:table-cell table:style-name="Table2.C2" office:value-type="string">
            <text:p text:style-name="P42">Zapisy mogą być wykonywane tylko do węzła master, odczyty ze wszytkich węzłów</text:p>
          </table:table-cell>
        </table:table-row>
        <table:table-row table:style-name="TableLine94405114400496">
          <table:table-cell table:style-name="Table2.A2" office:value-type="string">
            <text:p text:style-name="P38"><text:span text:style-name="T62">M</text:span>ożliwość umieszczenia bazy w systemie chmurowym</text:p>
          </table:table-cell>
          <table:table-cell table:style-name="Table2.A2" office:value-type="string">
            <text:p text:style-name="P39">Tak</text:p>
          </table:table-cell>
          <table:table-cell table:style-name="Table2.C2" office:value-type="string">
            <text:p text:style-name="P39">Tak</text:p>
          </table:table-cell>
        </table:table-row>
        <table:table-row table:style-name="TableLine94405114401296">
          <table:table-cell table:style-name="Table2.A2" office:value-type="string">
            <text:p text:style-name="P13">Prostota języka zapytań</text:p>
          </table:table-cell>
          <table:table-cell table:style-name="Table2.A2" office:value-type="string">
            <text:p text:style-name="P39">Wykorzystuje język CQL (składnia podobna do SQL)</text:p>
          </table:table-cell>
          <table:table-cell table:style-name="Table2.C2" office:value-type="string">
            <text:p text:style-name="P39">Własny język zapytań</text:p>
          </table:table-cell>
        </table:table-row>
        <table:table-row table:style-name="TableLine94405114402048">
          <table:table-cell table:style-name="Table2.A2" office:value-type="string">
            <text:p text:style-name="P7"><text:span text:style-name="T62">M</text:span>etoda replikacji</text:p>
          </table:table-cell>
          <table:table-cell table:style-name="Table2.A2" office:value-type="string">
            <text:p text:style-name="P45"><text:span text:style-name="T33">Cassandra </text:span><text:span text:style-name="T31">wspiera replikację danych pomiędzy serwerami dla zapewnienia redundancji oraz zwiększenia niezawodności.</text:span></text:p>
            <text:p text:style-name="P46"><text:span text:style-name="T33">W Cassandrze nie ma konfiguracji master/slave, dane są rozlokowane na wielu węzłach. Za ich spójność odpowiada wspołczynnik spójności. W przypadku awarii jednego z węzłów inny przejm</text:span><text:span text:style-name="T34">u</text:span><text:span text:style-name="T33">je jego pracę.</text:span></text:p>
          </table:table-cell>
          <table:table-cell table:style-name="Table2.C2" office:value-type="string">
            <text:p text:style-name="P35">MongoDB wspiera replikację danych pomiędzy serwerami dla zapewnienia redundancji oraz zwiększenia niezawodności. </text:p>
            <text:p text:style-name="P47"><text:span text:style-name="T31">MongoDB </text:span><text:span text:style-name="T32">musi być rozlokowany na przynajmniej 2 </text:span><text:span text:style-name="T33">węzłach</text:span><text:span text:style-name="T31">: master i slave. <text:line-break/></text:span><text:span text:style-name="T32">Rolą mastera jest zapisywanie oraz odczytywanie danych, a salve kopiuje zapisane dane. W przypadku awarii mastera, slave przejmuje jego rolę. </text:span></text:p>
          </table:table-cell>
        </table:table-row>
        <table:table-row table:style-name="TableLine94405114402928">
          <table:table-cell table:style-name="Table2.A2" office:value-type="string">
            <text:p text:style-name="P7"><text:span text:style-name="T62">W</text:span>sparcie i dokumentacja</text:p>
          </table:table-cell>
          <table:table-cell table:style-name="Table2.A2" office:value-type="string">
            <text:p text:style-name="P41">Niepełna dokumentacja (work-in-progress)</text:p>
          </table:table-cell>
          <table:table-cell table:style-name="Table2.C2" office:value-type="string">
            <text:p text:style-name="P40">Wysokiej jakości dokumentacja oraz wsparcie</text:p>
          </table:table-cell>
        </table:table-row>
        <table:table-row table:style-name="TableLine94405114403888">
          <table:table-cell table:style-name="Table2.A2" office:value-type="string">
            <text:p text:style-name="P8">Przewidywane problemy</text:p>
          </table:table-cell>
          <table:table-cell table:style-name="Table2.A2" office:value-type="string">
            <text:p text:style-name="P43">Wymaga specjalnych operacji do obsługi formatu JSON</text:p>
          </table:table-cell>
          <table:table-cell table:style-name="Table2.C2" office:value-type="string">
            <text:p text:style-name="P44">Usunięcie dokumentu z kolekcji nie powoduje zwolnienia miejsca na dysku</text:p>
          </table:table-cell>
        </table:table-row>
      </table:table>
      <text:p text:style-name="P15"/>
      <text:p text:style-name="P14">Tabela 2. Porównanie baz danych.</text:p>
      <text:p text:style-name="P97">Po analizie<text:span text:style-name="T57"> tabeli </text:span><text:span text:style-name="T60">2 </text:span><text:span text:style-name="T57">zdecywaliśmy, że wykorzystamy bazę danych Cassandra.</text:span></text:p>
      <text:p text:style-name="P98">Pomino gorszej jakości dokumenacji i mniejszej liczby materiałów pomocniczych, posiada ona lepszą skalowalność niż MongoDB. Zapisy i odczyty mogą byc realizowane do/z dowolnego jej węzła. Kolejną jej zaletą <text:span text:style-name="T58">jest wykorzystywanie jezyka podobnego w składni <text:s/>do języka SQL. <text:s/>Ponadto w przypadku awarii jednego z węzłów nie występuje </text:span><text:span text:style-name="T59">przestój</text:span><text:span text:style-name="T58"> podczas którego nie można realizować zapytań do bazy. </text:span><text:span text:style-name="T61">[1]</text:span></text:p>
      <text:h text:style-name="P51" text:outline-level="1"><text:bookmark-start text:name="_Toc53675711"/><text:bookmark-start text:name="_Toc53648708"/><text:bookmark-start text:name="__RefHeading___Toc1736_599542671"/><text:bookmark-start text:name="_Toc53610528"/><text:soft-page-break/>Prototyp<text:bookmark-end text:name="_Toc53675711"/><text:bookmark-end text:name="_Toc53648708"/><text:bookmark-end text:name="__RefHeading___Toc1736_599542671"/><text:bookmark-end text:name="_Toc53610528"/></text:h>
      <text:h text:style-name="P55" text:outline-level="2"><text:bookmark-start text:name="_Toc53610529"/><text:bookmark-start text:name="_Toc53648709"/><text:bookmark-start text:name="_Toc53675712"/><text:bookmark-start text:name="__RefHeading___Toc118_3699051073"/>Prototyp systemu<text:bookmark-end text:name="_Toc53610529"/><text:bookmark-end text:name="_Toc53648709"/><text:bookmark-end text:name="_Toc53675712"/><text:bookmark-end text:name="__RefHeading___Toc118_3699051073"/></text:h>
      <text:p text:style-name="P10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p text:style-name="P62"><text:span text:style-name="T8"/></text:p>
      <text:list xml:id="list978439781" text:style-name="L3">
        <text:list-item>
          <text:p text:style-name="P59"><text:span text:style-name="T67">Opis wybranej technologii implementacji RESTful API</text:span></text:p>
          <text:p text:style-name="P71"><text:span text:style-name="T107">Do implementacji RESTful API wybraliśmy technologie </text:span><text:span text:style-name="T108">Spring Boot, ponieważ jej celem jest zminimalizowanie kodu oraz czasu potrzebnego do stworzenia aplikacji. <text:s/>Zawiera on zintegrowany kontener aplikacji Apache Tomcat, przez co eleminuje on potrzebę wdrażania archiwów WAR po każdej modyfikacji kodu. Kolejną jego zaletą jest minimalna ilość konfiguracji niezbędna do uruchomienia aplikacji. [2]<text:line-break/>Za pomocą strony </text:span><text:a xlink:type="simple" xlink:href="https://start.spring.io/" text:style-name="Internet_20_link" text:visited-style-name="Visited_20_Internet_20_Link"><text:span text:style-name="T108">https://start.spring.io/</text:span></text:a><text:span text:style-name="T108"> można wygenerować gotowy szkielet projektu wraz z niezbędnymi zależnościami. [3]<text:line-break/></text:span></text:p>
        </text:list-item>
        <text:list-item>
          <text:p text:style-name="P61"><text:span text:style-name="T8">Wybór chmury obliczeniowej</text:span></text:p>
        </text:list-item>
      </text:list>
      <text:p text:style-name="P68"><text:span text:style-name="T1">Po analizie dostępnych na rynku </text:span><text:span text:style-name="T5">rozwiązań wybraliśmy usługę Amazon Web Services.<text:line-break/>Oferuje ona usługę Amazon Elastic Container Service ( Amazon ECS ), która ułatwia pracę z kontenerami Docker. Na stronie usługi znajdują się również bardzo szczegółowe poradniki wyjaśniające </text:span><text:span text:style-name="T6">podstawy jej działania. [</text:span><text:span text:style-name="T7">4</text:span><text:span text:style-name="T6">]</text:span></text:p>
      <text:p text:style-name="P69"><text:span text:style-name="T1">Na podstawie badań przeprowadzonych przez firmę Gartner w Sierpniu 2020 chmura AWS jest liderem rozwiązań IaaS ( Infrastructure as a Service ), </text:span><text:span text:style-name="T4">deklasując rozwiązania takich firm <text:s/>jak Microsoft lub Google. [</text:span><text:span text:style-name="T7">5</text:span><text:span text:style-name="T4">]</text:span></text:p>
      <text:p text:style-name="P67"><text:span text:style-name="T10"/></text:p>
      <text:list xml:id="list3507673035" text:style-name="L7">
        <text:list-item>
          <text:p text:style-name="P63"><text:span text:style-name="T9">Instalacja oraz konfiguracja bazy danych</text:span></text:p>
          <text:p text:style-name="P70"><text:span text:style-name="T24">Do instalacji bazy danych Cassandra wykorzystaliśmy narzędzie Docker Compose. [</text:span><text:span text:style-name="T26">6</text:span><text:span text:style-name="T24">]<text:line-break/>Przygotowaliśmy odpowiedni skrypt inicjalizacyjny </text:span><text:span text:style-name="T25">konfigurujący i uruchamiający kontener.</text:span></text:p>
          <text:p text:style-name="P64"><text:span text:style-name="T14">Skrypt uruchamia się poleceniem : </text:span><text:span text:style-name="Source_20_Text"><text:span text:style-name="T65"><text:s/>docker-compose up</text:span></text:span></text:p>
          <text:p text:style-name="P64"><text:span text:style-name="Source_20_Text"><text:span text:style-name="T65"/></text:span></text:p>
          <text:list>
            <text:list-header>
              <text:p text:style-name="P75"><text:span text:style-name="T68">version</text:span><text:span text:style-name="T70">: </text:span><text:span text:style-name="T72">'3'</text:span><text:line-break/><text:span text:style-name="T69">services</text:span><text:span text:style-name="T70">:</text:span><text:line-break/><text:span text:style-name="T70"> <text:s/></text:span><text:span text:style-name="T69">mycassandra</text:span><text:span text:style-name="T70">:</text:span><text:line-break/><text:span text:style-name="T70"> <text:s text:c="3"/></text:span><text:span text:style-name="T69">image</text:span><text:span text:style-name="T70">: </text:span><text:span text:style-name="T81">cassandra</text:span><text:line-break/><text:span text:style-name="T81"> <text:s text:c="3"/></text:span><text:span text:style-name="T69">container_name</text:span><text:span text:style-name="T70">: </text:span><text:span text:style-name="T82">mycassandra</text:span><text:line-break/><text:span text:style-name="T82"> <text:s text:c="3"/></text:span><text:span text:style-name="T69">ports</text:span><text:span text:style-name="T70">:</text:span><text:line-break/><text:span text:style-name="T70"> <text:s text:c="3"/>- </text:span><text:span text:style-name="T72">"9042:9042"</text:span></text:p>
              <text:p text:style-name="P64"><text:span text:style-name="T44">Listing </text:span><text:span text:style-name="T45">2</text:span><text:span text:style-name="T44">. </text:span><text:span text:style-name="T45">Skrypt docker-compose.yml przygotowywujący kontener z bazą danych Cassandra.</text:span></text:p>
              <text:p text:style-name="P64"><text:span text:style-name="T45"/></text:p>
              <text:p text:style-name="P64"><text:span text:style-name="T15">Po uruchomieniu kontenera należy uruchomić RESTful API. W celu uruchomienia API wykorzystano Maven’a i polecenie:</text:span><text:span text:style-name="T12"> <text:s/></text:span><text:span text:style-name="Source_20_Text"><text:span text:style-name="T84">mvn spring-boot:run</text:span></text:span></text:p>
              <text:p text:style-name="P65"><text:span text:style-name="Source_20_Text"><text:span text:style-name="T13"><text:line-break/></text:span></text:span><text:span text:style-name="Source_20_Text"><text:span text:style-name="T19">Dzięku użyciu zależn</text:span></text:span><text:span text:style-name="Source_20_Text"><text:span text:style-name="T18">ości</text:span></text:span><text:span text:style-name="Source_20_Text"><text:span text:style-name="T17"> </text:span></text:span><text:span text:style-name="Source_20_Text"><text:span text:style-name="T23">Spring Data for Apache Cassandra</text:span></text:span><text:span text:style-name="Source_20_Text"><text:span text:style-name="T17"> </text:span></text:span><text:span text:style-name="Source_20_Text"><text:span text:style-name="T19">po uruchom</text:span></text:span><text:span text:style-name="Source_20_Text"><text:span text:style-name="T66">i</text:span></text:span><text:span text:style-name="Source_20_Text"><text:span text:style-name="T19">eniu </text:span></text:span><text:span text:style-name="Source_20_Text"><text:span text:style-name="T87">A</text:span></text:span><text:span text:style-name="Source_20_Text"><text:span text:style-name="T18">PI w bazie danych automatycznie jest generowan</text:span></text:span><text:span text:style-name="Source_20_Text"><text:span text:style-name="T87">a</text:span></text:span><text:span text:style-name="Source_20_Text"><text:span text:style-name="T18"> pusta tab</text:span></text:span><text:span text:style-name="Source_20_Text"><text:span text:style-name="T87">e</text:span></text:span><text:span text:style-name="Source_20_Text"><text:span text:style-name="T18">la</text:span></text:span><text:span text:style-name="Source_20_Text"><text:span text:style-name="T19"> </text:span></text:span><text:span text:style-name="Source_20_Text"><text:span text:style-name="T18">[</text:span></text:span><text:span text:style-name="Source_20_Text"><text:span text:style-name="T21">7</text:span></text:span><text:span text:style-name="Source_20_Text"><text:span text:style-name="T18">].</text:span></text:span></text:p>
              <text:p text:style-name="P65"><text:span text:style-name="Source_20_Text"><text:span text:style-name="T18"/></text:span></text:p>
              <text:p text:style-name="P65"><text:span text:style-name="Source_20_Text"><text:span text:style-name="T20">Zmienne potrzebne do konfiguracji</text:span></text:span><text:span text:style-name="Source_20_Text"><text:span text:style-name="T19"> połączenia z bazą danych</text:span></text:span><text:span text:style-name="Source_20_Text"><text:span text:style-name="T13"> </text:span></text:span><text:span text:style-name="Source_20_Text"><text:span text:style-name="T18">znajduje się w pliku </text:span></text:span><text:span text:style-name="Source_20_Text"><text:span text:style-name="T104">a</text:span></text:span><text:span text:style-name="Source_20_Text"><text:span text:style-name="T105">p</text:span></text:span><text:span text:style-name="Source_20_Text"><text:span text:style-name="T85">plication.properties</text:span></text:span></text:p>
              <text:p text:style-name="P76"><text:soft-page-break/><text:span text:style-name="Source_20_Text"><text:span text:style-name="T88">spring.data.cassandra.keyspace-name</text:span></text:span><text:span text:style-name="T70">=</text:span><text:span text:style-name="T72">weatherspace</text:span><text:line-break/><text:span text:style-name="T89">spring.data.cassandra.basepackages </text:span><text:span text:style-name="T70">= <text:s/></text:span><text:span text:style-name="T90">pl</text:span><text:span text:style-name="T72">.</text:span><text:span text:style-name="T90">nosql</text:span><text:span text:style-name="T72">.</text:span><text:span text:style-name="T90">weather</text:span><text:span text:style-name="T72">.</text:span><text:span text:style-name="T90">cityweatherapp</text:span><text:span text:style-name="T72">.model</text:span></text:p>
              <text:p text:style-name="P76"><text:span text:style-name="T46">Li</text:span><text:span text:style-name="T51">s</text:span><text:span text:style-name="T52">t</text:span><text:span text:style-name="T51">ing</text:span><text:span text:style-name="T53"> 3.</text:span><text:span text:style-name="T46"> </text:span><text:span text:style-name="T48">Plik</text:span><text:span text:style-name="T47"> </text:span><text:span text:style-name="T48">application.properties</text:span><text:span text:style-name="T47"> </text:span><text:span text:style-name="T48">zawierający </text:span><text:span text:style-name="T49">zmienne konfiguracyjne</text:span><text:span text:style-name="T48"> </text:span><text:span text:style-name="T47">bazą danych Cassandra.</text:span><text:span text:style-name="T11"><text:line-break/></text:span></text:p>
              <text:p text:style-name="P66"><text:span text:style-name="T16">Baza danych zostaje wypełniona przy pomocy skryptu w jezyku Python. Wczytuje on dane w formacie JSON a następnie <text:s/>na każdym pomiarze w danych wykonuje żądanie POST do API. </text:span><text:span text:style-name="T11"><text:line-break/></text:span></text:p>
            </text:list-header>
          </text:list>
        </text:list-item>
        <text:list-item>
          <text:p text:style-name="P60"><text:span text:style-name="T63">O</text:span>pis metod RESTful API niezbędnych do działania systemu</text:p>
        </text:list-item>
      </text:list>
      <table:table table:name="Table3" table:style-name="Table3">
        <table:table-column table:style-name="Table3.A" table:number-columns-repeated="3"/>
        <table:table-row table:style-name="TableLine94405128896928">
          <table:table-cell table:style-name="Table3.A1" office:value-type="string">
            <text:p text:style-name="P91">URL</text:p>
          </table:table-cell>
          <table:table-cell table:style-name="Table3.A1" office:value-type="string">
            <text:p text:style-name="P91">Metoda HTTP</text:p>
          </table:table-cell>
          <table:table-cell table:style-name="Table3.C1" office:value-type="string">
            <text:p text:style-name="P91">Opis</text:p>
          </table:table-cell>
        </table:table-row>
        <table:table-row table:style-name="TableLine94405128896928">
          <table:table-cell table:style-name="Table3.A2" office:value-type="string">
            <text:p text:style-name="P89"><text:span text:style-name="Source_20_Text"><text:span text:style-name="T86">/api/weather</text:span></text:span></text:p>
          </table:table-cell>
          <table:table-cell table:style-name="Table3.A2" office:value-type="string">
            <text:p text:style-name="P88"><text:span text:style-name="Source_20_Text"><text:span text:style-name="T106">GET</text:span></text:span></text:p>
          </table:table-cell>
          <table:table-cell table:style-name="Table3.C2" office:value-type="string">
            <text:p text:style-name="P91">Pobranie wszytkich rekordów</text:p>
          </table:table-cell>
        </table:table-row>
        <table:table-row table:style-name="TableLine94405128896928">
          <table:table-cell table:style-name="Table3.A2" office:value-type="string">
            <text:p text:style-name="P90"><text:span text:style-name="Source_20_Text"><text:span text:style-name="T86">/api/weather/{id}</text:span></text:span></text:p>
          </table:table-cell>
          <table:table-cell table:style-name="Table3.A2" office:value-type="string">
            <text:p text:style-name="P92">GET</text:p>
          </table:table-cell>
          <table:table-cell table:style-name="Table3.C2" office:value-type="string">
            <text:p text:style-name="P91">Pobranie pojedyńczego rekordu o danym ID</text:p>
          </table:table-cell>
        </table:table-row>
        <table:table-row table:style-name="TableLine94405128896928">
          <table:table-cell table:style-name="Table3.A2" office:value-type="string">
            <text:p text:style-name="P90"><text:span text:style-name="Source_20_Text"><text:span text:style-name="T86">/api/weather</text:span></text:span></text:p>
          </table:table-cell>
          <table:table-cell table:style-name="Table3.A2" office:value-type="string">
            <text:p text:style-name="P92">POST</text:p>
          </table:table-cell>
          <table:table-cell table:style-name="Table3.C2" office:value-type="string">
            <text:p text:style-name="P91">Dodanie rekordu</text:p>
          </table:table-cell>
        </table:table-row>
        <table:table-row table:style-name="TableLine94405128896928">
          <table:table-cell table:style-name="Table3.A2" office:value-type="string">
            <text:p text:style-name="P90"><text:span text:style-name="Source_20_Text"><text:span text:style-name="T86">/api/weather/{id}</text:span></text:span></text:p>
          </table:table-cell>
          <table:table-cell table:style-name="Table3.A2" office:value-type="string">
            <text:p text:style-name="P92">PUT</text:p>
          </table:table-cell>
          <table:table-cell table:style-name="Table3.C2" office:value-type="string">
            <text:p text:style-name="P91">Modyfikacja rekordu</text:p>
          </table:table-cell>
        </table:table-row>
        <table:table-row table:style-name="TableLine94405128896928">
          <table:table-cell table:style-name="Table3.A2" office:value-type="string">
            <text:p text:style-name="P90"><text:span text:style-name="Source_20_Text"><text:span text:style-name="T86">/api/weather/{id}</text:span></text:span></text:p>
          </table:table-cell>
          <table:table-cell table:style-name="Table3.A2" office:value-type="string">
            <text:p text:style-name="P92">DELETE</text:p>
          </table:table-cell>
          <table:table-cell table:style-name="Table3.C2" office:value-type="string">
            <text:p text:style-name="P91">Usunięcie rekordu</text:p>
          </table:table-cell>
        </table:table-row>
      </table:table>
      <text:list xml:id="list145659898023536" text:continue-numbering="true" text:style-name="L7">
        <text:list-header>
          <text:p text:style-name="P101">Tabela <text:span text:style-name="T110">3</text:span>. Opis metod RESTful API</text:p>
        </text:list-header>
      </text:list>
      <text:h text:style-name="P55" text:outline-level="2"><text:bookmark-start text:name="_Toc53675713"/><text:bookmark-start text:name="_Toc53648710"/><text:bookmark-start text:name="_Toc53610530"/><text:bookmark-start text:name="__RefHeading___Toc120_3699051073"/>Implementacja RESTful API<text:bookmark-end text:name="_Toc53675713"/><text:bookmark-end text:name="_Toc53648710"/><text:bookmark-end text:name="_Toc53610530"/><text:bookmark-end text:name="__RefHeading___Toc120_3699051073"/></text:h>
      <text:p text:style-name="P10">Student ma za zadanie przygotować prostą implementację RESTful API, tak aby móc wykonywać podstawowe operacje CRUD na bazie danych.</text:p>
      <text:p text:style-name="P10">W tym podpunkcie muszą zostać zawarte informacje na temat:</text:p>
      <text:list xml:id="list2903080346" text:style-name="L4">
        <text:list-item>
          <text:p text:style-name="P115">Środowiska deweloperskiego, narzędzii, języka programowania</text:p>
        </text:list-item>
        <text:list-item>
          <text:p text:style-name="P102">Listingu z podstawowych elementów implementacyjnych</text:p>
        </text:list-item>
        <text:list-item>
          <text:p text:style-name="P115">Wykorzystanych sterowników</text:p>
        </text:list-item>
        <text:list-item>
          <text:p text:style-name="P115">Parametrów połączenia do bazy danych</text:p>
        </text:list-item>
      </text:list>
      <text:p text:style-name="P103"/>
      <text:list xml:id="list145659078202485" text:continue-numbering="true" text:style-name="L4">
        <text:list-item>
          <text:p text:style-name="P104">Wykorzystane narzędzia</text:p>
          <text:list>
            <text:list-item>
              <text:p text:style-name="P108"><text:span text:style-name="T22">język programowania: Java (openjdk 11)</text:span></text:p>
            </text:list-item>
            <text:list-item>
              <text:p text:style-name="P108"><text:span text:style-name="T22">środowisko deweloperskie: IntellJ IDEA</text:span></text:p>
            </text:list-item>
            <text:list-item>
              <text:p text:style-name="P108"><text:span text:style-name="T22">platforma programistyczna: <text:s/>Spring</text:span></text:p>
            </text:list-item>
            <text:list-item>
              <text:p text:style-name="P109">narzędzie automatyzujące budowę oprogramowania: <text:span text:style-name="T111">Maven</text:span></text:p>
            </text:list-item>
          </text:list>
        </text:list-item>
      </text:list>
      <text:p text:style-name="P110"/>
      <text:list xml:id="list145659895883682" text:continue-numbering="true" text:style-name="L4">
        <text:list-item>
          <text:p text:style-name="P111">Wykorzystane sterowniki</text:p>
        </text:list-item>
      </text:list>
      <text:p text:style-name="P113">Sterowniki wykorzystywane jako zależności Maven:</text:p>
      <text:list xml:id="list145659259787737" text:continue-numbering="true" text:style-name="L4">
        <text:list-item>
          <text:list>
            <text:list-item>
              <text:p text:style-name="P114">spring-boot-starter-data-cassandra <text:span text:style-name="T112">(Spring Data for Apache Cassandra)</text:span></text:p>
            </text:list-item>
            <text:list-item>
              <text:p text:style-name="P114">spring-boot-starter-web</text:p>
            </text:list-item>
          </text:list>
        </text:list-item>
      </text:list>
      <text:p text:style-name="P113"/>
      <text:list xml:id="list145658629558159" text:continue-numbering="true" text:style-name="L4">
        <text:list-item>
          <text:p text:style-name="P112">Parametry połączenia do bazy danych</text:p>
        </text:list-item>
      </text:list>
      <text:p text:style-name="P87"><text:span text:style-name="T89">spring.data.cassandra.keyspace-name</text:span><text:span text:style-name="T70">=</text:span><text:span text:style-name="T72">weatherspace</text:span><text:line-break/><text:span text:style-name="T89">spring.data.cassandra.contact-points</text:span><text:span text:style-name="T70">=</text:span><text:span text:style-name="T72">127.0.0.1</text:span><text:line-break/><text:soft-page-break/><text:span text:style-name="T89">spring.data.cassandra.port</text:span><text:span text:style-name="T70">=</text:span><text:span text:style-name="T92">9042</text:span><text:line-break/><text:span text:style-name="T89">spring.data.cassandra.local-datacenter</text:span><text:span text:style-name="T70">=</text:span><text:span text:style-name="T72">datacenter1</text:span></text:p>
      <text:p text:style-name="P79"><text:span text:style-name="T46">Li</text:span><text:span text:style-name="T51">s</text:span><text:span text:style-name="T52">t</text:span><text:span text:style-name="T51">ing</text:span><text:span text:style-name="T54"> 3.</text:span><text:span text:style-name="T46"> </text:span><text:span text:style-name="T48">Plik</text:span><text:span text:style-name="T47"> </text:span><text:span text:style-name="T48">application.properties</text:span><text:span text:style-name="T47"> </text:span><text:span text:style-name="T48">zawierający </text:span><text:span text:style-name="T50">parametry</text:span><text:span text:style-name="T49"> </text:span><text:span text:style-name="T50">połączenia z</text:span><text:span text:style-name="T48"> </text:span><text:span text:style-name="T47">bazą danych Cassandra.</text:span></text:p>
      <text:p text:style-name="P77"/>
      <text:list xml:id="list145659668499625" text:continue-numbering="true" text:style-name="L4">
        <text:list-item>
          <text:p text:style-name="P117">Implementacja RESTful API</text:p>
          <text:p text:style-name="P118"><text:span text:style-name="T98">I</text:span><text:span text:style-name="T97">mplementacj</text:span><text:span text:style-name="T98">a</text:span><text:span text:style-name="T97"> komponentu dostępu do danych </text:span><text:span text:style-name="T98">znajduje się w klasie WeatherRepository i</text:span><text:span text:style-name="T97"> odpowiada sterownik <text:s/></text:span><text:span text:style-name="T101">Spring Data for Apache Cassandra,</text:span><text:span text:style-name="T99"> </text:span><text:span text:style-name="T97">udostępnia on </text:span><text:span text:style-name="T98">interfejs</text:span><text:span text:style-name="T97"> </text:span><text:span text:style-name="T102">CassandraRepository </text:span><text:span text:style-name="T97">zawierając</text:span><text:span text:style-name="T100">y</text:span><text:span text:style-name="T97"> metody:</text:span></text:p>
          <text:list>
            <text:list-item>
              <text:p text:style-name="P116"><text:span text:style-name="Source_20_Text"><text:span text:style-name="T35">&lt;S extends T&gt; S </text:span></text:span><text:span text:style-name="Source_20_Text"><text:span text:style-name="T36">save</text:span></text:span><text:span text:style-name="Source_20_Text"><text:span text:style-name="T35">(S entity); </text:span></text:span></text:p>
            </text:list-item>
            <text:list-item>
              <text:p text:style-name="P116"><text:span text:style-name="Source_20_Text"><text:span text:style-name="T35">Optional&lt;T&gt; </text:span></text:span><text:span text:style-name="Source_20_Text"><text:span text:style-name="T36">findById</text:span></text:span><text:span text:style-name="Source_20_Text"><text:span text:style-name="T35">(ID primaryKey); </text:span></text:span></text:p>
            </text:list-item>
            <text:list-item>
              <text:p text:style-name="P116"><text:span text:style-name="Source_20_Text"><text:span text:style-name="T35">Iterable&lt;T&gt; </text:span></text:span><text:span text:style-name="Source_20_Text"><text:span text:style-name="T36">findAll</text:span></text:span><text:span text:style-name="Source_20_Text"><text:span text:style-name="T35">();</text:span></text:span></text:p>
            </text:list-item>
            <text:list-item>
              <text:p text:style-name="P116"><text:span text:style-name="Source_20_Text"><text:span text:style-name="T28">long</text:span></text:span><text:span text:style-name="Source_20_Text"><text:span text:style-name="T35"> </text:span></text:span><text:span text:style-name="Source_20_Text"><text:span text:style-name="T36">count</text:span></text:span><text:span text:style-name="Source_20_Text"><text:span text:style-name="T35">(); </text:span></text:span></text:p>
            </text:list-item>
            <text:list-item>
              <text:p text:style-name="P116"><text:span text:style-name="Source_20_Text"><text:span text:style-name="T28">void</text:span></text:span><text:span text:style-name="Source_20_Text"><text:span text:style-name="T35"> </text:span></text:span><text:span text:style-name="Source_20_Text"><text:span text:style-name="T36">delete</text:span></text:span><text:span text:style-name="Source_20_Text"><text:span text:style-name="T35">(T entity);</text:span></text:span></text:p>
            </text:list-item>
            <text:list-item>
              <text:p text:style-name="P116"><text:span text:style-name="Source_20_Text"><text:span text:style-name="T28">boolean</text:span></text:span><text:span text:style-name="Source_20_Text"><text:span text:style-name="T35"> </text:span></text:span><text:span text:style-name="Source_20_Text"><text:span text:style-name="T36">existsById</text:span></text:span><text:span text:style-name="Source_20_Text"><text:span text:style-name="T35">(ID primaryKey); </text:span></text:span></text:p>
              <text:p text:style-name="P116"><text:span text:style-name="Source_20_Text"><text:span text:style-name="T35"/></text:span></text:p>
            </text:list-item>
          </text:list>
        </text:list-item>
      </text:list>
      <text:p text:style-name="P78">Implementacja komponentu usługi REST znajduje się w klasie WeatherController:</text:p>
      <text:list xml:id="list725518339" text:style-name="L11">
        <text:list-item>
          <text:p text:style-name="P80"><text:span text:style-name="T64">GET </text:span>– pobranie wszystkich rekordów, pobranie jednego rekordu o danym ID</text:p>
        </text:list-item>
      </text:list>
      <text:p text:style-name="P81"/>
      <text:list xml:id="list145658403774643" text:continue-numbering="true" text:style-name="L11">
        <text:list-header>
          <text:p text:style-name="P84"><text:span text:style-name="T122">@GetMapping</text:span><text:span text:style-name="T122">(</text:span><text:span text:style-name="T122">"</text:span><text:span text:style-name="T132">/weather</text:span><text:span text:style-name="T122">"</text:span><text:span text:style-name="T122">)</text:span><text:line-break/><text:span text:style-name="T135">public </text:span><text:span text:style-name="T122">ResponseEntity</text:span><text:span text:style-name="T122">&lt;</text:span><text:span text:style-name="T135">List</text:span><text:span text:style-name="T122">&lt;</text:span><text:span text:style-name="T122">Data</text:span><text:span text:style-name="T122">&gt;&gt; </text:span><text:span text:style-name="T122">getAllWeatherData</text:span><text:span text:style-name="T122">() {</text:span><text:line-break/><text:span text:style-name="T122"> <text:s text:c="3"/></text:span><text:span text:style-name="T135">try </text:span><text:span text:style-name="T122">{</text:span><text:line-break/><text:span text:style-name="T122"> <text:s text:c="7"/></text:span><text:span text:style-name="T135">List</text:span><text:span text:style-name="T122">&lt;</text:span><text:span text:style-name="T122">Data</text:span><text:span text:style-name="T122">&gt; </text:span><text:span text:style-name="T122">dataList </text:span><text:span text:style-name="T122">= </text:span><text:span text:style-name="T135">new </text:span><text:span text:style-name="T122">ArrayList</text:span><text:span text:style-name="T122">&lt;&gt;</text:span><text:span text:style-name="T122">(</text:span><text:span text:style-name="T122">weatherRepository</text:span><text:span text:style-name="T122">.</text:span><text:span text:style-name="T122">findAll</text:span><text:span text:style-name="T122">());</text:span><text:line-break/><text:span text:style-name="T122"> <text:s text:c="7"/></text:span><text:span text:style-name="T135">if </text:span><text:span text:style-name="T122">(</text:span><text:span text:style-name="T122">dataList</text:span><text:span text:style-name="T122">.</text:span><text:span text:style-name="T122">isEmpty</text:span><text:span text:style-name="T122">()) {</text:span><text:line-break/><text:span text:style-name="T122"> <text:s text:c="11"/></text:span><text:span text:style-name="T135">return new </text:span><text:span text:style-name="T122">ResponseEntity</text:span><text:span text:style-name="T122">&lt;&gt;</text:span><text:span text:style-name="T122">(</text:span><text:span text:style-name="T122">HttpStatus</text:span><text:span text:style-name="T122">.</text:span><text:span text:style-name="T122">NO_CONTENT</text:span><text:span text:style-name="T122">);</text:span><text:line-break/><text:span text:style-name="T122"> <text:s text:c="7"/>}</text:span><text:line-break/><text:span text:style-name="T122"> <text:s text:c="7"/></text:span><text:span text:style-name="T135">return new </text:span><text:span text:style-name="T122">ResponseEntity</text:span><text:span text:style-name="T122">&lt;&gt;</text:span><text:span text:style-name="T122">(</text:span><text:span text:style-name="T122">dataList</text:span><text:span text:style-name="T122">, </text:span><text:span text:style-name="T122">HttpStatus</text:span><text:span text:style-name="T122">.</text:span><text:span text:style-name="T122">OK</text:span><text:span text:style-name="T122">);</text:span><text:line-break/><text:span text:style-name="T122"> <text:s text:c="3"/>} </text:span><text:span text:style-name="T135">catch </text:span><text:span text:style-name="T122">(</text:span><text:span text:style-name="T122">Exception </text:span><text:span text:style-name="T122">e</text:span><text:span text:style-name="T122">) {</text:span><text:line-break/><text:span text:style-name="T122"> <text:s text:c="7"/></text:span><text:span text:style-name="T135">return new </text:span><text:span text:style-name="T122">ResponseEntity</text:span><text:span text:style-name="T122">&lt;&gt;</text:span><text:span text:style-name="T122">(</text:span><text:span text:style-name="T135">null</text:span><text:span text:style-name="T122">, </text:span><text:span text:style-name="T122">HttpStatus</text:span><text:span text:style-name="T122">.</text:span><text:span text:style-name="T122">INTERNAL_SERVER_ERROR</text:span><text:span text:style-name="T122">);</text:span><text:line-break/><text:span text:style-name="T122"> <text:s text:c="3"/>}</text:span><text:line-break/><text:span text:style-name="T122">}</text:span><text:line-break/><text:line-break/><text:span text:style-name="T122">@GetMapping</text:span><text:span text:style-name="T122">(</text:span><text:span text:style-name="T122">"</text:span><text:span text:style-name="T132">/weather/{id}</text:span><text:span text:style-name="T122">"</text:span><text:span text:style-name="T122">)</text:span><text:line-break/><text:span text:style-name="T135">public </text:span><text:span text:style-name="T122">ResponseEntity</text:span><text:span text:style-name="T122">&lt;</text:span><text:span text:style-name="T122">Data</text:span><text:span text:style-name="T122">&gt; </text:span><text:span text:style-name="T122">getById</text:span><text:span text:style-name="T122">(</text:span><text:span text:style-name="T122">@PathVariable</text:span><text:span text:style-name="T122">(</text:span><text:span text:style-name="T122">"</text:span><text:span text:style-name="T132">id</text:span><text:span text:style-name="T122">"</text:span><text:span text:style-name="T122">) </text:span><text:span text:style-name="T122">Long </text:span><text:span text:style-name="T122">id</text:span><text:span text:style-name="T122">) {</text:span><text:line-break/><text:span text:style-name="T122"> <text:s text:c="3"/></text:span><text:span text:style-name="T122">Optional</text:span><text:span text:style-name="T122">&lt;</text:span><text:span text:style-name="T122">Data</text:span><text:span text:style-name="T122">&gt; </text:span><text:span text:style-name="T122">weatherData </text:span><text:span text:style-name="T122">= </text:span><text:span text:style-name="T122">weatherRepository</text:span><text:span text:style-name="T122">.</text:span><text:span text:style-name="T122">findById</text:span><text:span text:style-name="T122">(</text:span><text:span text:style-name="T122">id</text:span><text:span text:style-name="T122">);</text:span><text:line-break/><text:span text:style-name="T122"> <text:s text:c="3"/></text:span><text:span text:style-name="T135">if </text:span><text:span text:style-name="T122">(</text:span><text:span text:style-name="T122">weatherData</text:span><text:span text:style-name="T122">.</text:span><text:span text:style-name="T122">isPresent</text:span><text:span text:style-name="T122">()) {</text:span><text:line-break/><text:span text:style-name="T122"> <text:s text:c="7"/></text:span><text:span text:style-name="T135">return new </text:span><text:span text:style-name="T122">ResponseEntity</text:span><text:span text:style-name="T122">&lt;&gt;</text:span><text:span text:style-name="T122">(</text:span><text:span text:style-name="T122">weatherData</text:span><text:span text:style-name="T122">.</text:span><text:span text:style-name="T122">get</text:span><text:span text:style-name="T122">(), </text:span><text:span text:style-name="T122">HttpStatus</text:span><text:span text:style-name="T122">.</text:span><text:span text:style-name="T122">OK</text:span><text:span text:style-name="T122">);</text:span><text:line-break/><text:span text:style-name="T122"> <text:s text:c="3"/>} </text:span><text:span text:style-name="T135">else </text:span><text:span text:style-name="T122">{</text:span><text:line-break/><text:span text:style-name="T122"> <text:s text:c="7"/></text:span><text:span text:style-name="T135">return new </text:span><text:span text:style-name="T122">ResponseEntity</text:span><text:span text:style-name="T122">&lt;&gt;</text:span><text:span text:style-name="T122">(</text:span><text:span text:style-name="T122">HttpStatus</text:span><text:span text:style-name="T122">.</text:span><text:span text:style-name="T122">NOT_FOUND</text:span><text:span text:style-name="T122">);</text:span><text:line-break/><text:span text:style-name="T122"> <text:s text:c="3"/>}</text:span><text:line-break/><text:span text:style-name="T122">}</text:span></text:p>
          <text:p text:style-name="P80"/>
        </text:list-header>
        <text:list-item>
          <text:p text:style-name="P80"><text:span text:style-name="T64">POST</text:span> – przesłanie rekordu </text:p>
        </text:list-item>
      </text:list>
      <text:p text:style-name="P85"><text:span text:style-name="T122">@PostMapping</text:span><text:span text:style-name="T122">(</text:span><text:span text:style-name="T122">"</text:span><text:span text:style-name="T122">/weather</text:span><text:span text:style-name="T122">"</text:span><text:span text:style-name="T122">)</text:span><text:line-break/><text:span text:style-name="T135">public </text:span><text:span text:style-name="T122">ResponseEntity</text:span><text:span text:style-name="T122">&lt;</text:span><text:span text:style-name="T122">Data</text:span><text:span text:style-name="T122">&gt; </text:span><text:span text:style-name="T122">createWeatherData</text:span><text:span text:style-name="T122">(</text:span><text:span text:style-name="T122">@RequestBody </text:span><text:span text:style-name="T122">Data </text:span><text:span text:style-name="T122">weatherData</text:span><text:span text:style-name="T122">) {</text:span><text:line-break/><text:span text:style-name="T122"> <text:s text:c="3"/></text:span><text:span text:style-name="T135">try </text:span><text:span text:style-name="T122">{</text:span><text:line-break/><text:span text:style-name="T122"> <text:s text:c="7"/></text:span><text:span text:style-name="T122">Data </text:span><text:span text:style-name="T122">_Data </text:span><text:span text:style-name="T122">= </text:span><text:span text:style-name="T122">weatherRepository</text:span><text:span text:style-name="T122">.</text:span><text:span text:style-name="T122">save</text:span><text:span text:style-name="T122">(</text:span><text:span text:style-name="T135">new </text:span><text:span text:style-name="T122">Data</text:span><text:span text:style-name="T122">(</text:span><text:span text:style-name="T122">weatherData</text:span><text:span text:style-name="T122">.</text:span><text:span text:style-name="T122">getId</text:span><text:span text:style-name="T122">(), </text:span><text:span text:style-name="T122">weatherData</text:span><text:span text:style-name="T122">.</text:span><text:span text:style-name="T122">getCity</text:span><text:span text:style-name="T122">(),</text:span><text:line-break/><text:soft-page-break/><text:span text:style-name="T122"> <text:s text:c="15"/></text:span><text:span text:style-name="T122">weatherData</text:span><text:span text:style-name="T122">.</text:span><text:span text:style-name="T122">getTime</text:span><text:span text:style-name="T122">(),</text:span><text:span text:style-name="T122">weatherData</text:span><text:span text:style-name="T122">.</text:span><text:span text:style-name="T122">getMain</text:span><text:span text:style-name="T122">(),</text:span><text:span text:style-name="T122">weatherData</text:span><text:span text:style-name="T122">.</text:span><text:span text:style-name="T122">getWind</text:span><text:span text:style-name="T122">(), </text:span><text:span text:style-name="T122">weatherData</text:span><text:span text:style-name="T122">.</text:span><text:span text:style-name="T122">getClouds</text:span><text:span text:style-name="T122">(),</text:span><text:line-break/><text:span text:style-name="T122"> <text:s text:c="15"/></text:span><text:span text:style-name="T122">weatherData</text:span><text:span text:style-name="T122">.</text:span><text:span text:style-name="T122">getWeather</text:span><text:span text:style-name="T122">()));</text:span><text:line-break/><text:span text:style-name="T122"> <text:s text:c="7"/></text:span><text:span text:style-name="T135">return new </text:span><text:span text:style-name="T122">ResponseEntity</text:span><text:span text:style-name="T122">&lt;&gt;</text:span><text:span text:style-name="T122">(</text:span><text:span text:style-name="T122">_Data</text:span><text:span text:style-name="T122">, </text:span><text:span text:style-name="T122">HttpStatus</text:span><text:span text:style-name="T122">.</text:span><text:span text:style-name="T122">CREATED</text:span><text:span text:style-name="T122">);</text:span><text:line-break/><text:span text:style-name="T122"> <text:s text:c="3"/>} </text:span><text:span text:style-name="T135">catch </text:span><text:span text:style-name="T122">(</text:span><text:span text:style-name="T122">Exception </text:span><text:span text:style-name="T122">e</text:span><text:span text:style-name="T122">) {</text:span><text:line-break/><text:span text:style-name="T122"> <text:s text:c="7"/></text:span><text:span text:style-name="T135">return new </text:span><text:span text:style-name="T122">ResponseEntity</text:span><text:span text:style-name="T122">&lt;&gt;</text:span><text:span text:style-name="T122">(</text:span><text:span text:style-name="T135">null</text:span><text:span text:style-name="T122">, </text:span><text:span text:style-name="T122">HttpStatus</text:span><text:span text:style-name="T122">.</text:span><text:span text:style-name="T122">INTERNAL_SERVER_ERROR</text:span><text:span text:style-name="T122">);</text:span><text:line-break/><text:span text:style-name="T122"> <text:s text:c="3"/>}</text:span><text:line-break/><text:span text:style-name="T122">}</text:span></text:p>
      <text:p text:style-name="P81"/>
      <text:list xml:id="list145658852993320" text:continue-numbering="true" text:style-name="L11">
        <text:list-item>
          <text:p text:style-name="P80"><text:span text:style-name="T64">PUT </text:span>– modyfikacja rekordu o danym ID</text:p>
        </text:list-item>
      </text:list>
      <text:p text:style-name="P85"><text:span text:style-name="T122">@PutMapping</text:span><text:span text:style-name="T122">(</text:span><text:span text:style-name="T122">"</text:span><text:span text:style-name="T122">/weather/{id}</text:span><text:span text:style-name="T122">"</text:span><text:span text:style-name="T122">)</text:span><text:line-break/><text:span text:style-name="T135">public </text:span><text:span text:style-name="T122">ResponseEntity</text:span><text:span text:style-name="T122">&lt;</text:span><text:span text:style-name="T122">Data</text:span><text:span text:style-name="T122">&gt; </text:span><text:span text:style-name="T122">updateWeatherData</text:span><text:span text:style-name="T122">(</text:span><text:span text:style-name="T122">@PathVariable</text:span><text:span text:style-name="T122">(</text:span><text:span text:style-name="T122">"</text:span><text:span text:style-name="T122">id</text:span><text:span text:style-name="T122">"</text:span><text:span text:style-name="T122">) </text:span><text:span text:style-name="T122">Long </text:span><text:span text:style-name="T122">id</text:span><text:span text:style-name="T122">, </text:span><text:span text:style-name="T122">@RequestBody </text:span><text:span text:style-name="T122">Data </text:span><text:span text:style-name="T122">weatherData</text:span><text:span text:style-name="T122">) {</text:span><text:line-break/><text:span text:style-name="T122"> <text:s text:c="3"/></text:span><text:span text:style-name="T122">Optional</text:span><text:span text:style-name="T122">&lt;</text:span><text:span text:style-name="T122">Data</text:span><text:span text:style-name="T122">&gt; </text:span><text:span text:style-name="T122">foundData </text:span><text:span text:style-name="T122">= </text:span><text:span text:style-name="T122">weatherRepository</text:span><text:span text:style-name="T122">.</text:span><text:span text:style-name="T122">findById</text:span><text:span text:style-name="T122">(</text:span><text:span text:style-name="T122">id</text:span><text:span text:style-name="T122">);</text:span><text:line-break/><text:line-break/><text:span text:style-name="T122"> <text:s text:c="3"/></text:span><text:span text:style-name="T135">if </text:span><text:span text:style-name="T122">(</text:span><text:span text:style-name="T122">foundData</text:span><text:span text:style-name="T122">.</text:span><text:span text:style-name="T122">isPresent</text:span><text:span text:style-name="T122">()){</text:span><text:line-break/><text:span text:style-name="T122"> <text:s text:c="7"/></text:span><text:span text:style-name="T122">Data </text:span><text:span text:style-name="T122">_Data </text:span><text:span text:style-name="T122">= </text:span><text:span text:style-name="T122">foundData</text:span><text:span text:style-name="T122">.</text:span><text:span text:style-name="T122">get</text:span><text:span text:style-name="T122">();</text:span><text:line-break/><text:span text:style-name="T122"> <text:s text:c="7"/></text:span><text:span text:style-name="T122">_Data</text:span><text:span text:style-name="T122">.</text:span><text:span text:style-name="T122">setCity</text:span><text:span text:style-name="T122">(</text:span><text:span text:style-name="T122">weatherData</text:span><text:span text:style-name="T122">.</text:span><text:span text:style-name="T122">getCity</text:span><text:span text:style-name="T122">());</text:span><text:line-break/><text:span text:style-name="T122"> <text:s text:c="7"/></text:span><text:span text:style-name="T122">_Data</text:span><text:span text:style-name="T122">.</text:span><text:span text:style-name="T122">setTime</text:span><text:span text:style-name="T122">(</text:span><text:span text:style-name="T122">weatherData</text:span><text:span text:style-name="T122">.</text:span><text:span text:style-name="T122">getTime</text:span><text:span text:style-name="T122">());</text:span><text:line-break/><text:span text:style-name="T122"> <text:s text:c="7"/></text:span><text:span text:style-name="T122">_Data</text:span><text:span text:style-name="T122">.</text:span><text:span text:style-name="T122">setMain</text:span><text:span text:style-name="T122">(</text:span><text:span text:style-name="T122">weatherData</text:span><text:span text:style-name="T122">.</text:span><text:span text:style-name="T122">getMain</text:span><text:span text:style-name="T122">());</text:span><text:line-break/><text:span text:style-name="T122"> <text:s text:c="7"/></text:span><text:span text:style-name="T122">_Data</text:span><text:span text:style-name="T122">.</text:span><text:span text:style-name="T122">setClouds</text:span><text:span text:style-name="T122">(</text:span><text:span text:style-name="T122">weatherData</text:span><text:span text:style-name="T122">.</text:span><text:span text:style-name="T122">getClouds</text:span><text:span text:style-name="T122">());</text:span><text:line-break/><text:span text:style-name="T122"> <text:s text:c="7"/></text:span><text:span text:style-name="T122">_Data</text:span><text:span text:style-name="T122">.</text:span><text:span text:style-name="T122">setWind</text:span><text:span text:style-name="T122">(</text:span><text:span text:style-name="T122">weatherData</text:span><text:span text:style-name="T122">.</text:span><text:span text:style-name="T122">getWind</text:span><text:span text:style-name="T122">());</text:span><text:line-break/><text:span text:style-name="T122"> <text:s text:c="7"/></text:span><text:span text:style-name="T122">_Data</text:span><text:span text:style-name="T122">.</text:span><text:span text:style-name="T122">setWeather</text:span><text:span text:style-name="T122">(</text:span><text:span text:style-name="T122">weatherData</text:span><text:span text:style-name="T122">.</text:span><text:span text:style-name="T122">getWeather</text:span><text:span text:style-name="T122">());</text:span><text:line-break/><text:line-break/><text:span text:style-name="T122"> <text:s text:c="7"/></text:span><text:span text:style-name="T135">return new </text:span><text:span text:style-name="T122">ResponseEntity</text:span><text:span text:style-name="T122">&lt;&gt;</text:span><text:span text:style-name="T122">(</text:span><text:span text:style-name="T122">weatherRepository</text:span><text:span text:style-name="T122">.</text:span><text:span text:style-name="T122">save</text:span><text:span text:style-name="T122">(</text:span><text:span text:style-name="T122">_Data</text:span><text:span text:style-name="T122">),</text:span><text:span text:style-name="T122">HttpStatus</text:span><text:span text:style-name="T122">.</text:span><text:span text:style-name="T122">OK</text:span><text:span text:style-name="T122">);</text:span><text:line-break/><text:span text:style-name="T122"> <text:s text:c="3"/>}</text:span><text:span text:style-name="T135">else </text:span><text:span text:style-name="T122">{</text:span><text:line-break/><text:span text:style-name="T122"> <text:s text:c="7"/></text:span><text:span text:style-name="T135">return new </text:span><text:span text:style-name="T122">ResponseEntity</text:span><text:span text:style-name="T122">&lt;&gt;</text:span><text:span text:style-name="T122">(</text:span><text:span text:style-name="T122">HttpStatus</text:span><text:span text:style-name="T122">.</text:span><text:span text:style-name="T122">NOT_FOUND</text:span><text:span text:style-name="T122">);</text:span><text:line-break/><text:span text:style-name="T122"> <text:s text:c="3"/>}</text:span><text:line-break/><text:span text:style-name="T122">}</text:span></text:p>
      <text:p text:style-name="P81"/>
      <text:list xml:id="list145658525007470" text:continue-numbering="true" text:style-name="L11">
        <text:list-item>
          <text:p text:style-name="P83"><text:span text:style-name="T103">DELETE</text:span> – <text:span text:style-name="T96">usuniecie rekordu o danym ID</text:span></text:p>
        </text:list-item>
      </text:list>
      <text:p text:style-name="P86"><text:span text:style-name="T150">@DeleteMapping</text:span><text:span text:style-name="T122">(</text:span><text:span text:style-name="T122">"</text:span><text:span text:style-name="T122">/weather/{id}</text:span><text:span text:style-name="T122">"</text:span><text:span text:style-name="T122">)</text:span><text:line-break/><text:span text:style-name="T135">public </text:span><text:span text:style-name="T122">ResponseEntity</text:span><text:span text:style-name="T122">&lt;</text:span><text:span text:style-name="T122">HttpStatus</text:span><text:span text:style-name="T122">&gt; </text:span><text:span text:style-name="T122">deleteData</text:span><text:span text:style-name="T122">(</text:span><text:span text:style-name="T122">@PathVariable</text:span><text:span text:style-name="T122">(</text:span><text:span text:style-name="T122">"</text:span><text:span text:style-name="T122">id</text:span><text:span text:style-name="T122">"</text:span><text:span text:style-name="T122">) </text:span><text:span text:style-name="T122">Long </text:span><text:span text:style-name="T122">id</text:span><text:span text:style-name="T122">) {</text:span><text:line-break/><text:span text:style-name="T122"> <text:s text:c="3"/></text:span><text:span text:style-name="T135">try </text:span><text:span text:style-name="T122">{</text:span><text:line-break/><text:span text:style-name="T122"> <text:s text:c="7"/></text:span><text:span text:style-name="T122">weatherRepository</text:span><text:span text:style-name="T122">.</text:span><text:span text:style-name="T122">deleteById</text:span><text:span text:style-name="T122">(</text:span><text:span text:style-name="T122">id</text:span><text:span text:style-name="T122">);</text:span><text:line-break/><text:span text:style-name="T122"> <text:s text:c="7"/></text:span><text:span text:style-name="T135">return new </text:span><text:span text:style-name="T122">ResponseEntity</text:span><text:span text:style-name="T122">&lt;&gt;</text:span><text:span text:style-name="T122">(</text:span><text:span text:style-name="T122">HttpStatus</text:span><text:span text:style-name="T122">.</text:span><text:span text:style-name="T122">OK</text:span><text:span text:style-name="T122">);</text:span><text:line-break/><text:span text:style-name="T122"> <text:s text:c="3"/>} </text:span><text:span text:style-name="T135">catch </text:span><text:span text:style-name="T122">(</text:span><text:span text:style-name="T122">Exception </text:span><text:span text:style-name="T122">e</text:span><text:span text:style-name="T122">){</text:span><text:line-break/><text:span text:style-name="T122"> <text:s text:c="7"/></text:span><text:span text:style-name="T135">return new </text:span><text:span text:style-name="T122">ResponseEntity</text:span><text:span text:style-name="T122">&lt;&gt;</text:span><text:span text:style-name="T122">(</text:span><text:span text:style-name="T122">HttpStatus</text:span><text:span text:style-name="T122">.</text:span><text:span text:style-name="T122">INTERNAL_SERVER_ERROR</text:span><text:span text:style-name="T122">);</text:span><text:line-break/><text:span text:style-name="T122"> <text:s text:c="3"/>}</text:span><text:line-break/><text:span text:style-name="T122">}</text:span></text:p>
      <text:p text:style-name="P82"><text:span text:style-name="T96"/></text:p>
      <text:h text:style-name="P55" text:outline-level="2"><text:bookmark-start text:name="_Toc53675714"/><text:bookmark-start text:name="_Toc53648711"/><text:bookmark-start text:name="_Toc53610531"/><text:bookmark-start text:name="__RefHeading___Toc122_3699051073"/>Środowisko testowe i testy<text:bookmark-end text:name="_Toc53675714"/><text:bookmark-end text:name="_Toc53648711"/><text:bookmark-end text:name="_Toc53610531"/><text:bookmark-end text:name="__RefHeading___Toc122_3699051073"/></text:h>
      <text:p text:style-name="P10">Opis testu obciążeniowego bazy danych wykonanego przy użycia RESTful API bądź innego dostępnego narzędzia.</text:p>
      <text:p text:style-name="P10">Student ma przedstawić wykorzystywane do tego celu narzędzia oraz konfiguracja testu. Powinny zostać przetestowane wszystkie operacje CRUD, ponadto wyniki testów, ich analiza oraz wnioski. <text:soft-page-break/>Jeżeli testy wykonywane są przez RESTful API, należy rozdzielić czasy obsługi żądań po stronie serwera i po stronie bazy danych</text:p>
      <text:p text:style-name="P10">W tym podpunkcie muszą zostać zawarte informacje:</text:p>
      <text:list xml:id="list3324635749" text:style-name="L5">
        <text:list-item>
          <text:p text:style-name="P58">Opis celu testów</text:p>
        </text:list-item>
        <text:list-item>
          <text:p text:style-name="P58">Opis parametrów testów: metoda, ilość iteracji, odstęp pomiędzy testami, czas time-out</text:p>
        </text:list-item>
        <text:list-item>
          <text:p text:style-name="P58">Interpretacja uzyskanych wyników testów</text:p>
        </text:list-item>
      </text:list>
      <text:p text:style-name="P9"><text:tab/><text:tab/></text:p>
      <text:h text:style-name="P52" text:outline-level="1"><text:bookmark-start text:name="_Toc53610539"/><text:bookmark-start text:name="__RefHeading___Toc2514_3259790794"/><text:bookmark-start text:name="_Toc53648721"/><text:bookmark-start text:name="_Toc53675722"/>Literatura<text:bookmark-end text:name="_Toc53610539"/><text:bookmark-end text:name="__RefHeading___Toc2514_3259790794"/><text:bookmark-end text:name="_Toc53648721"/><text:bookmark-end text:name="_Toc53675722"/></text:h>
      <text:p text:style-name="P96">[1] <text:s text:c="3"/>„Cassandra Vs MongoDB In 2018” [Online] <text:s/><text:a xlink:type="simple" xlink:href="https://blog.panoply.io/cassandra-vs-mongodb" text:style-name="Internet_20_link" text:visited-style-name="Visited_20_Internet_20_Link">https://blog.panoply.io/cassandra-vs-mongodb</text:a></text:p>
      <text:p text:style-name="P95">[2] <text:s text:c="3"/>„Deploy Docker Containers” [Online] https://aws.amazon.com/getting-started/hands-on/deploy-docker-containers/</text:p>
      <text:p text:style-name="P99"><text:span text:style-name="T4">[3] „2020 Magic Quadrant for Cloud Infrastructure &amp; Platform Services” [Online] </text:span><text:a xlink:type="simple" xlink:href="https://pages.awscloud.com/GLOBAL-multi-DL-gartner-mq-cips-2020-learn.html" text:style-name="Internet_20_link" text:visited-style-name="Visited_20_Internet_20_Link"><text:span text:style-name="T4">https://pages.awscloud.com/GLOBAL-multi-DL-gartner-mq-cips-2020-learn.html</text:span></text:a></text:p>
      <text:p text:style-name="P100"><text:span text:style-name="T4">[</text:span><text:span text:style-name="T1">4] „Overview of Docker Compose” [Online] </text:span><text:a xlink:type="simple" xlink:href="https://docs.docker.com/compose/" text:style-name="Internet_20_link" text:visited-style-name="Visited_20_Internet_20_Link"><text:span text:style-name="T1">https://docs.docker.com/compose/</text:span></text:a></text:p>
      <text:p text:style-name="P100"><text:span text:style-name="T1">[5] „Spring Data for Apache Cassandra” [Online] </text:span><text:a xlink:type="simple" xlink:href="https://docs.spring.io/spring-data/cassandra/docs/current/reference/html/#preface" text:style-name="Internet_20_link" text:visited-style-name="Visited_20_Internet_20_Link"><text:span text:style-name="T1">https://docs.spring.io/spring-data/cassandra/docs/current/reference/html/#preface</text:span></text:a></text:p>
      <text:p text:style-name="P100"><text:span text:style-name="T1"/></text:p>
      <text:p text:style-name="P100"><text:span text:style-name="T1"/></text:p>
      <text:h text:style-name="P52" text:outline-level="1"><text:bookmark-start text:name="__RefHeading___Toc146_3699051073"/><text:bookmark-start text:name="_Toc53610540"/><text:bookmark-start text:name="_Toc53648722"/><text:bookmark-start text:name="_Toc53675723"/>Uwagi<text:bookmark-end text:name="__RefHeading___Toc146_3699051073"/><text:bookmark-end text:name="_Toc53610540"/><text:bookmark-end text:name="_Toc53648722"/><text:bookmark-end text:name="_Toc53675723"/></text:h>
      <text:list xml:id="list1686987172" text:style-name="L6">
        <text:list-item>
          <text:p text:style-name="P94">Pod rysunkami i listingami w sprawozdaniu umieść numerowane podpisy</text:p>
        </text:list-item>
        <text:list-item>
          <text:p text:style-name="P94">W treści pracy stosuj dodawanie referencji do numerowanych elementów, nie pisz poniżej/powyżej, w kolejnym rozdziale itd.</text:p>
        </text:list-item>
        <text:list-item>
          <text:p text:style-name="P94">W treści pracy umieść referencje do literatury z której korzystasz np. przy analizie systemów baz danych</text:p>
        </text:list-item>
        <text:list-item>
          <text:p text:style-name="P93"><text:span text:style-name="Default_20_Paragraph_20_Font"><text:span text:style-name="T1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mazonEmberBold" svg:font-family="AmazonEmberBold"/>
    <style:font-face style:name="AmazonEmberLight" svg:font-family="AmazonEmberLight, 'Helvetica Neue Light', 'Helvetica Neue', Helvetica, Arial, sans-serif"/>
    <style:font-face style:name="Calibru" svg:font-family="Calibru"/>
    <style:font-face style:name="Monaco" svg:font-family="Monaco, Menlo, Consolas, 'courier new', monospace"/>
    <style:font-face style:name="Montserrat" svg:font-family="Montserrat, Arial, Helvetica, sans-serif"/>
    <style:font-face style:name="Open Sans" svg:font-family="'Open Sans', sans-serif"/>
    <style:font-face style:name="arial" svg:font-family="arial, sans-serif"/>
    <style:font-face style:name="dejavu sans mono" svg:font-family="'dejavu sans mono', monospace"/>
    <style:font-face style:name="inherit" svg:font-family="inherit"/>
    <style:font-face style:name="Calibri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1" fo:font-family="Calibri" style:font-family-generic="swiss" style:font-pitch="variable" fo:font-size="11pt" fo:language="en" fo:country="US" style:letter-kerning="false" style:font-name-asian="Calibri1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0-11-30T14:56:53.825634524</dc:date>
    <meta:editing-cycles>52</meta:editing-cycles>
    <meta:editing-duration>PT14H45M29S</meta:editing-duration>
    <meta:document-statistic meta:table-count="3" meta:image-count="0" meta:object-count="0" meta:page-count="10" meta:paragraph-count="269" meta:word-count="1625" meta:character-count="13864" meta:non-whitespace-character-count="12030"/>
    <meta:template xlink:type="simple" xlink:actuate="onRequest" xlink:title="" xlink:href="../../../../Downloads/Szablon%20sprawozdania.odt/Normal"/>
  </office:meta>
</office:document-meta>
</file>